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300000144D00000232A356A1FA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Pictures/200000300000144D00000232A356A1FA.svm" manifest:media-type="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content.xml" manifest:media-type="text/xml"/>
  <manifest:file-entry manifest:full-path="Object 4/Pictures/200000300000144D00000232A356A1FA.svm" manifest:media-type="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Pictures/200000300000144D00000232A356A1FA.svm" manifest:media-type="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636cm"/>
    </style:style>
    <style:style style:name="co2" style:family="table-column">
      <style:table-column-properties fo:break-before="auto" style:column-width="3.785cm"/>
    </style:style>
    <style:style style:name="co3" style:family="table-column">
      <style:table-column-properties fo:break-before="auto" style:column-width="3.711cm"/>
    </style:style>
    <style:style style:name="co4" style:family="table-column">
      <style:table-column-properties fo:break-before="auto" style:column-width="4.283cm"/>
    </style:style>
    <style:style style:name="co5" style:family="table-column">
      <style:table-column-properties fo:break-before="auto" style:column-width="5.64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27.447cm" svg:height="11.69cm" svg:x="-0.069cm" svg:y="83.804cm">
            <draw:object draw:notify-on-update-of-ranges="Hoja1.A87:Hoja1.A87 Hoja1.B87:Hoja1.E87 Hoja1.A88:Hoja1.A88 Hoja1.B88:Hoja1.E88 Hoja1.A89:Hoja1.A89 Hoja1.B89:Hoja1.E89 Hoja1.A90:Hoja1.A90 Hoja1.B90:Hoja1.E90 Hoja1.A91:Hoja1.A91 Hoja1.B91:Hoja1.E91 Hoja1.A92:Hoja1.A92 Hoja1.B92:Hoja1.E92 Hoja1.A93:Hoja1.A93 Hoja1.B93:Hoja1.E93 Hoja1.A94:Hoja1.A94 Hoja1.B94:Hoja1.E94 Hoja1.A95:Hoja1.A95 Hoja1.B95:Hoja1.E95 Hoja1.A96:Hoja1.A96 Hoja1.B96:Hoja1.E9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2.837cm" svg:height="8.99cm" svg:x="0.027cm" svg:y="43.414cm">
            <draw:object draw:notify-on-update-of-ranges="Hoja1.B87:Hoja1.B87 Hoja1.A88:Hoja1.A88 Hoja1.B88:Hoja1.B88 Hoja1.A89:Hoja1.A89 Hoja1.B89:Hoja1.B89 Hoja1.A90:Hoja1.A90 Hoja1.B90:Hoja1.B90 Hoja1.A91:Hoja1.A91 Hoja1.B91:Hoja1.B91 Hoja1.A92:Hoja1.A92 Hoja1.B92:Hoja1.B92 Hoja1.A93:Hoja1.A93 Hoja1.B93:Hoja1.B93 Hoja1.A94:Hoja1.A94 Hoja1.B94:Hoja1.B94 Hoja1.A95:Hoja1.A95 Hoja1.B95:Hoja1.B95 Hoja1.A96:Hoja1.A96 Hoja1.B96:Hoja1.B9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2.809cm" svg:height="8.999cm" svg:x="0cm" svg:y="53.403cm">
            <draw:object draw:notify-on-update-of-ranges="Hoja1.A87:Hoja1.A87 Hoja1.C87:Hoja1.C87 Hoja1.A88:Hoja1.A88 Hoja1.C88:Hoja1.C88 Hoja1.A89:Hoja1.A89 Hoja1.C89:Hoja1.C89 Hoja1.A90:Hoja1.A90 Hoja1.C90:Hoja1.C90 Hoja1.A91:Hoja1.A91 Hoja1.C91:Hoja1.C91 Hoja1.A92:Hoja1.A92 Hoja1.C92:Hoja1.C92 Hoja1.A93:Hoja1.A93 Hoja1.C93:Hoja1.C93 Hoja1.A94:Hoja1.A94 Hoja1.C94:Hoja1.C94 Hoja1.A95:Hoja1.A95 Hoja1.C95:Hoja1.C95 Hoja1.A96:Hoja1.A96 Hoja1.C96:Hoja1.C96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22.918cm" svg:height="8.99cm" svg:x="1.208cm" svg:y="63.419cm">
            <draw:object draw:notify-on-update-of-ranges="Hoja1.D87:Hoja1.D87 Hoja1.A88:Hoja1.A88 Hoja1.D88:Hoja1.D88 Hoja1.A89:Hoja1.A89 Hoja1.D89:Hoja1.D89 Hoja1.A90:Hoja1.A90 Hoja1.D90:Hoja1.D90 Hoja1.A91:Hoja1.A91 Hoja1.D91:Hoja1.D91 Hoja1.A92:Hoja1.A92 Hoja1.D92:Hoja1.D92 Hoja1.A93:Hoja1.A93 Hoja1.D93:Hoja1.D93 Hoja1.A94:Hoja1.A94 Hoja1.D94:Hoja1.D94 Hoja1.A95:Hoja1.A95 Hoja1.D95:Hoja1.D95 Hoja1.A96:Hoja1.A96 Hoja1.D96:Hoja1.D96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draw:text-style-name="P1" svg:width="22.341cm" svg:height="8.99cm" svg:x="0cm" svg:y="73.706cm">
            <draw:object draw:notify-on-update-of-ranges="Hoja1.E87:Hoja1.E87 Hoja1.A88:Hoja1.A88 Hoja1.E88:Hoja1.E88 Hoja1.A89:Hoja1.A89 Hoja1.E89:Hoja1.E89 Hoja1.A90:Hoja1.A90 Hoja1.E90:Hoja1.E90 Hoja1.A91:Hoja1.A91 Hoja1.E91:Hoja1.E91 Hoja1.A92:Hoja1.A92 Hoja1.E92:Hoja1.E92 Hoja1.A93:Hoja1.A93 Hoja1.E93:Hoja1.E93 Hoja1.A94:Hoja1.A94 Hoja1.E94:Hoja1.E94 Hoja1.A95:Hoja1.A95 Hoja1.E95:Hoja1.E95 Hoja1.A96:Hoja1.A96 Hoja1.E96:Hoja1.E96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onfiguración</text:p>
          </table:table-cell>
          <table:table-cell office:value-type="string" calcext:value-type="string" table:number-columns-spanned="2" table:number-rows-spanned="1">
            <text:p>Sistema Operativo</text:p>
          </table:table-cell>
          <table:covered-table-cell/>
          <table:table-cell office:value-type="string" calcext:value-type="string">
            <text:p>Cores</text:p>
          </table:table-cell>
          <table:table-cell office:value-type="string" calcext:value-type="string">
            <text:p>Ram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Ubuntu 12.04 LTS</text:p>
          </table:table-cell>
          <table:covered-table-cell/>
          <table:table-cell office:value-type="string" calcext:value-type="string">
            <text:p>Core compartido</text:p>
          </table:table-cell>
          <table:table-cell office:value-type="string" calcext:value-type="string">
            <text:p>768 MB 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Ubuntu 13.10 </text:p>
          </table:table-cell>
          <table:covered-table-cell/>
          <table:table-cell office:value-type="string" calcext:value-type="string">
            <text:p>Core compartido</text:p>
          </table:table-cell>
          <table:table-cell office:value-type="string" calcext:value-type="string">
            <text:p>768 MB Ram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Centos</text:p>
          </table:table-cell>
          <table:table-cell/>
          <table:table-cell office:value-type="string" calcext:value-type="string">
            <text:p>Core compartido</text:p>
          </table:table-cell>
          <table:table-cell office:value-type="string" calcext:value-type="string">
            <text:p>768 MB Ram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 table:number-columns-spanned="2" table:number-rows-spanned="1">
            <text:p>Ubuntu 12.04 LTS</text:p>
          </table:table-cell>
          <table:covered-table-cell/>
          <table:table-cell office:value-type="string" calcext:value-type="string">
            <text:p>1 Core</text:p>
          </table:table-cell>
          <table:table-cell office:value-type="string" calcext:value-type="string">
            <text:p>1,75 GB Ram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string" calcext:value-type="string" table:number-columns-spanned="2" table:number-rows-spanned="1">
            <text:p>Ubuntu 13.10 </text:p>
          </table:table-cell>
          <table:covered-table-cell/>
          <table:table-cell office:value-type="string" calcext:value-type="string">
            <text:p>1 Core</text:p>
          </table:table-cell>
          <table:table-cell office:value-type="string" calcext:value-type="string">
            <text:p>1,75 GB Ram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Centos</text:p>
          </table:table-cell>
          <table:table-cell/>
          <table:table-cell office:value-type="string" calcext:value-type="string">
            <text:p>1 Core</text:p>
          </table:table-cell>
          <table:table-cell office:value-type="string" calcext:value-type="string">
            <text:p>1,75 GB Ram</text:p>
          </table:table-cell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Centos</text:p>
          </table:table-cell>
          <table:table-cell/>
          <table:table-cell office:value-type="string" calcext:value-type="string">
            <text:p>2 Cores</text:p>
          </table:table-cell>
          <table:table-cell office:value-type="string" calcext:value-type="string">
            <text:p>3,5 GB Ram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Solicitudes</text:p>
          </table:table-cell>
          <table:table-cell table:style-name="ce2" office:value-type="float" office:value="1000" calcext:value-type="float">
            <text:p>1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currencia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1">
          <table:table-cell office:value-type="string" calcext:value-type="string">
            <text:p>Conf 1</text:p>
          </table:table-cell>
          <table:table-cell office:value-type="string" calcext:value-type="string">
            <text:p>Tiempo Total Test (s)</text:p>
          </table:table-cell>
          <table:table-cell office:value-type="string" calcext:value-type="string">
            <text:p>Solicitud por segundo</text:p>
          </table:table-cell>
          <table:table-cell office:value-type="string" calcext:value-type="string">
            <text:p>Tiempo por solicitud (ms)</text:p>
          </table:table-cell>
          <table:table-cell office:value-type="string" calcext:value-type="string">
            <text:p>Velocidad de Transferencia (KB/s)</text:p>
          </table:table-cell>
        </table:table-row>
        <table:table-row table:style-name="ro2">
          <table:table-cell office:value-type="string" calcext:value-type="string">
            <text:p>Intento 1</text:p>
          </table:table-cell>
          <table:table-cell office:value-type="float" office:value="34.546" calcext:value-type="float">
            <text:p>34,546</text:p>
          </table:table-cell>
          <table:table-cell office:value-type="float" office:value="28.95" calcext:value-type="float">
            <text:p>28,95</text:p>
          </table:table-cell>
          <table:table-cell office:value-type="float" office:value="34.546" calcext:value-type="float">
            <text:p>34,546</text:p>
          </table:table-cell>
          <table:table-cell office:value-type="float" office:value="9.64" calcext:value-type="float">
            <text:p>9,64</text:p>
          </table:table-cell>
        </table:table-row>
        <table:table-row table:style-name="ro2">
          <table:table-cell office:value-type="string" calcext:value-type="string">
            <text:p>Intento 2</text:p>
          </table:table-cell>
          <table:table-cell office:value-type="float" office:value="11.068" calcext:value-type="float">
            <text:p>11,068</text:p>
          </table:table-cell>
          <table:table-cell office:value-type="float" office:value="90.35" calcext:value-type="float">
            <text:p>90,35</text:p>
          </table:table-cell>
          <table:table-cell office:value-type="float" office:value="11.068" calcext:value-type="float">
            <text:p>11,068</text:p>
          </table:table-cell>
          <table:table-cell office:value-type="float" office:value="30.08" calcext:value-type="float">
            <text:p>30,08</text:p>
          </table:table-cell>
        </table:table-row>
        <table:table-row table:style-name="ro2">
          <table:table-cell office:value-type="string" calcext:value-type="string">
            <text:p>Intento 3</text:p>
          </table:table-cell>
          <table:table-cell office:value-type="float" office:value="7.851" calcext:value-type="float">
            <text:p>7,851</text:p>
          </table:table-cell>
          <table:table-cell office:value-type="float" office:value="127.38" calcext:value-type="float">
            <text:p>127,38</text:p>
          </table:table-cell>
          <table:table-cell office:value-type="float" office:value="7.851" calcext:value-type="float">
            <text:p>7,851</text:p>
          </table:table-cell>
          <table:table-cell office:value-type="float" office:value="42.4" calcext:value-type="float">
            <text:p>42,4</text:p>
          </table:table-cell>
        </table:table-row>
        <table:table-row table:style-name="ro2">
          <table:table-cell office:value-type="string" calcext:value-type="string">
            <text:p>Media</text:p>
          </table:table-cell>
          <table:table-cell table:formula="of:=SUM([.B17:.B19])/3" office:value-type="float" office:value="17.8216666666667" calcext:value-type="float">
            <text:p>17,8216666667</text:p>
          </table:table-cell>
          <table:table-cell table:formula="of:=SUM([.C17:.C19])/3" office:value-type="float" office:value="82.2266666666667" calcext:value-type="float">
            <text:p>82,2266666667</text:p>
          </table:table-cell>
          <table:table-cell table:formula="of:=SUM([.D17:.D19])/3" office:value-type="float" office:value="17.8216666666667" calcext:value-type="float">
            <text:p>17,8216666667</text:p>
          </table:table-cell>
          <table:table-cell table:formula="of:=SUM([.E17:.E19])/3" office:value-type="float" office:value="27.3733333333333" calcext:value-type="float">
            <text:p>27,3733333333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1">
          <table:table-cell office:value-type="string" calcext:value-type="string">
            <text:p>Conf 2</text:p>
          </table:table-cell>
          <table:table-cell office:value-type="string" calcext:value-type="string">
            <text:p>Tiempo Total Test (s)</text:p>
          </table:table-cell>
          <table:table-cell office:value-type="string" calcext:value-type="string">
            <text:p>Solicitud por segundo</text:p>
          </table:table-cell>
          <table:table-cell office:value-type="string" calcext:value-type="string">
            <text:p>Tiempo por solicitud (ms)</text:p>
          </table:table-cell>
          <table:table-cell office:value-type="string" calcext:value-type="string">
            <text:p>Velocidad de Transferencia (KB/s)</text:p>
          </table:table-cell>
        </table:table-row>
        <table:table-row table:style-name="ro2">
          <table:table-cell office:value-type="string" calcext:value-type="string">
            <text:p>Intento 1</text:p>
          </table:table-cell>
          <table:table-cell office:value-type="float" office:value="25.84" calcext:value-type="float">
            <text:p>25,84</text:p>
          </table:table-cell>
          <table:table-cell office:value-type="float" office:value="38.7" calcext:value-type="float">
            <text:p>38,7</text:p>
          </table:table-cell>
          <table:table-cell office:value-type="float" office:value="25.84" calcext:value-type="float">
            <text:p>25,84</text:p>
          </table:table-cell>
          <table:table-cell office:value-type="float" office:value="12.88" calcext:value-type="float">
            <text:p>12,88</text:p>
          </table:table-cell>
        </table:table-row>
        <table:table-row table:style-name="ro2">
          <table:table-cell office:value-type="string" calcext:value-type="string">
            <text:p>Intento 2</text:p>
          </table:table-cell>
          <table:table-cell office:value-type="float" office:value="8.532" calcext:value-type="float">
            <text:p>8,532</text:p>
          </table:table-cell>
          <table:table-cell office:value-type="float" office:value="117.21" calcext:value-type="float">
            <text:p>117,21</text:p>
          </table:table-cell>
          <table:table-cell office:value-type="float" office:value="8.532" calcext:value-type="float">
            <text:p>8,532</text:p>
          </table:table-cell>
          <table:table-cell office:value-type="float" office:value="39.03" calcext:value-type="float">
            <text:p>39,03</text:p>
          </table:table-cell>
        </table:table-row>
        <table:table-row table:style-name="ro2">
          <table:table-cell office:value-type="string" calcext:value-type="string">
            <text:p>Intento 3</text:p>
          </table:table-cell>
          <table:table-cell office:value-type="float" office:value="8.892" calcext:value-type="float">
            <text:p>8,892</text:p>
          </table:table-cell>
          <table:table-cell office:value-type="float" office:value="112.46" calcext:value-type="float">
            <text:p>112,46</text:p>
          </table:table-cell>
          <table:table-cell office:value-type="float" office:value="8.892" calcext:value-type="float">
            <text:p>8,892</text:p>
          </table:table-cell>
          <table:table-cell office:value-type="float" office:value="37.43" calcext:value-type="float">
            <text:p>37,43</text:p>
          </table:table-cell>
        </table:table-row>
        <table:table-row table:style-name="ro2">
          <table:table-cell office:value-type="string" calcext:value-type="string">
            <text:p>Media</text:p>
          </table:table-cell>
          <table:table-cell table:formula="of:=SUM([.B24:.B26])/3" office:value-type="float" office:value="14.4213333333333" calcext:value-type="float">
            <text:p>14,4213333333</text:p>
          </table:table-cell>
          <table:table-cell table:formula="of:=SUM([.C24:.C26])/3" office:value-type="float" office:value="89.4566666666667" calcext:value-type="float">
            <text:p>89,4566666667</text:p>
          </table:table-cell>
          <table:table-cell table:formula="of:=SUM([.D24:.D26])/3" office:value-type="float" office:value="14.4213333333333" calcext:value-type="float">
            <text:p>14,4213333333</text:p>
          </table:table-cell>
          <table:table-cell table:formula="of:=SUM([.E24:.E26])/3" office:value-type="float" office:value="29.78" calcext:value-type="float">
            <text:p>29,78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1">
          <table:table-cell office:value-type="string" calcext:value-type="string">
            <text:p>Conf 3</text:p>
          </table:table-cell>
          <table:table-cell office:value-type="string" calcext:value-type="string">
            <text:p>Tiempo Total Test (s)</text:p>
          </table:table-cell>
          <table:table-cell office:value-type="string" calcext:value-type="string">
            <text:p>Solicitud por segundo</text:p>
          </table:table-cell>
          <table:table-cell office:value-type="string" calcext:value-type="string">
            <text:p>Tiempo por solicitud (ms)</text:p>
          </table:table-cell>
          <table:table-cell office:value-type="string" calcext:value-type="string">
            <text:p>Velocidad de Transferencia (KB/s)</text:p>
          </table:table-cell>
        </table:table-row>
        <table:table-row table:style-name="ro2">
          <table:table-cell office:value-type="string" calcext:value-type="string">
            <text:p>Intento 1</text:p>
          </table:table-cell>
          <table:table-cell office:value-type="float" office:value="8.292" calcext:value-type="float">
            <text:p>8,292</text:p>
          </table:table-cell>
          <table:table-cell office:value-type="float" office:value="120.6" calcext:value-type="float">
            <text:p>120,6</text:p>
          </table:table-cell>
          <table:table-cell office:value-type="float" office:value="8.292" calcext:value-type="float">
            <text:p>8,292</text:p>
          </table:table-cell>
          <table:table-cell office:value-type="float" office:value="40.15" calcext:value-type="float">
            <text:p>40,15</text:p>
          </table:table-cell>
        </table:table-row>
        <table:table-row table:style-name="ro2">
          <table:table-cell office:value-type="string" calcext:value-type="string">
            <text:p>Intento 2</text:p>
          </table:table-cell>
          <table:table-cell office:value-type="float" office:value="10.98" calcext:value-type="float">
            <text:p>10,98</text:p>
          </table:table-cell>
          <table:table-cell office:value-type="float" office:value="91.07" calcext:value-type="float">
            <text:p>91,07</text:p>
          </table:table-cell>
          <table:table-cell office:value-type="float" office:value="10.8" calcext:value-type="float">
            <text:p>10,8</text:p>
          </table:table-cell>
          <table:table-cell office:value-type="float" office:value="30.32" calcext:value-type="float">
            <text:p>30,32</text:p>
          </table:table-cell>
        </table:table-row>
        <table:table-row table:style-name="ro2">
          <table:table-cell office:value-type="string" calcext:value-type="string">
            <text:p>Intento 3</text:p>
          </table:table-cell>
          <table:table-cell office:value-type="float" office:value="12.163" calcext:value-type="float">
            <text:p>12,163</text:p>
          </table:table-cell>
          <table:table-cell office:value-type="float" office:value="82.22" calcext:value-type="float">
            <text:p>82,22</text:p>
          </table:table-cell>
          <table:table-cell office:value-type="float" office:value="12.163" calcext:value-type="float">
            <text:p>12,163</text:p>
          </table:table-cell>
          <table:table-cell office:value-type="float" office:value="27.38" calcext:value-type="float">
            <text:p>27,38</text:p>
          </table:table-cell>
        </table:table-row>
        <table:table-row table:style-name="ro2">
          <table:table-cell office:value-type="string" calcext:value-type="string">
            <text:p>Media</text:p>
          </table:table-cell>
          <table:table-cell table:formula="of:=SUM([.B31:.B33])/3" office:value-type="float" office:value="10.4783333333333" calcext:value-type="float">
            <text:p>10,4783333333</text:p>
          </table:table-cell>
          <table:table-cell table:formula="of:=SUM([.C31:.C33])/3" office:value-type="float" office:value="97.9633333333333" calcext:value-type="float">
            <text:p>97,9633333333</text:p>
          </table:table-cell>
          <table:table-cell table:formula="of:=SUM([.D31:.D33])/3" office:value-type="float" office:value="10.4183333333333" calcext:value-type="float">
            <text:p>10,4183333333</text:p>
          </table:table-cell>
          <table:table-cell table:formula="of:=SUM([.E31:.E33])/3" office:value-type="float" office:value="32.6166666666667" calcext:value-type="float">
            <text:p>32,6166666667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1">
          <table:table-cell office:value-type="string" calcext:value-type="string">
            <text:p>Conf 4</text:p>
          </table:table-cell>
          <table:table-cell office:value-type="string" calcext:value-type="string">
            <text:p>Tiempo Total Test (s)</text:p>
          </table:table-cell>
          <table:table-cell office:value-type="string" calcext:value-type="string">
            <text:p>Solicitud por segundo</text:p>
          </table:table-cell>
          <table:table-cell office:value-type="string" calcext:value-type="string">
            <text:p>Tiempo por solicitud (ms)</text:p>
          </table:table-cell>
          <table:table-cell office:value-type="string" calcext:value-type="string">
            <text:p>Velocidad de Transferencia (KB/s)</text:p>
          </table:table-cell>
        </table:table-row>
        <table:table-row table:style-name="ro2">
          <table:table-cell office:value-type="string" calcext:value-type="string">
            <text:p>Intento 1</text:p>
          </table:table-cell>
          <table:table-cell office:value-type="float" office:value="7.506" calcext:value-type="float">
            <text:p>7,506</text:p>
          </table:table-cell>
          <table:table-cell office:value-type="float" office:value="133.22" calcext:value-type="float">
            <text:p>133,22</text:p>
          </table:table-cell>
          <table:table-cell office:value-type="float" office:value="7.506" calcext:value-type="float">
            <text:p>7,506</text:p>
          </table:table-cell>
          <table:table-cell office:value-type="float" office:value="44.35" calcext:value-type="float">
            <text:p>44,35</text:p>
          </table:table-cell>
        </table:table-row>
        <table:table-row table:style-name="ro2">
          <table:table-cell office:value-type="string" calcext:value-type="string">
            <text:p>Intento 2</text:p>
          </table:table-cell>
          <table:table-cell office:value-type="float" office:value="11.189" calcext:value-type="float">
            <text:p>11,189</text:p>
          </table:table-cell>
          <table:table-cell office:value-type="float" office:value="89.37" calcext:value-type="float">
            <text:p>89,37</text:p>
          </table:table-cell>
          <table:table-cell office:value-type="float" office:value="11.189" calcext:value-type="float">
            <text:p>11,189</text:p>
          </table:table-cell>
          <table:table-cell office:value-type="float" office:value="29.75" calcext:value-type="float">
            <text:p>29,75</text:p>
          </table:table-cell>
        </table:table-row>
        <table:table-row table:style-name="ro2">
          <table:table-cell office:value-type="string" calcext:value-type="string">
            <text:p>Intento 3</text:p>
          </table:table-cell>
          <table:table-cell office:value-type="float" office:value="11.102" calcext:value-type="float">
            <text:p>11,102</text:p>
          </table:table-cell>
          <table:table-cell office:value-type="float" office:value="90.07" calcext:value-type="float">
            <text:p>90,07</text:p>
          </table:table-cell>
          <table:table-cell office:value-type="float" office:value="11.102" calcext:value-type="float">
            <text:p>11,102</text:p>
          </table:table-cell>
          <table:table-cell office:value-type="float" office:value="29.98" calcext:value-type="float">
            <text:p>29,98</text:p>
          </table:table-cell>
        </table:table-row>
        <table:table-row table:style-name="ro2">
          <table:table-cell office:value-type="string" calcext:value-type="string">
            <text:p>Media</text:p>
          </table:table-cell>
          <table:table-cell table:formula="of:=SUM([.B38:.B40])/3" office:value-type="float" office:value="9.93233333333333" calcext:value-type="float">
            <text:p>9,9323333333</text:p>
          </table:table-cell>
          <table:table-cell table:formula="of:=SUM([.C38:.C40])/3" office:value-type="float" office:value="104.22" calcext:value-type="float">
            <text:p>104,22</text:p>
          </table:table-cell>
          <table:table-cell table:formula="of:=SUM([.D38:.D40])/3" office:value-type="float" office:value="9.93233333333333" calcext:value-type="float">
            <text:p>9,9323333333</text:p>
          </table:table-cell>
          <table:table-cell table:formula="of:=SUM([.E38:.E40])/3" office:value-type="float" office:value="34.6933333333333" calcext:value-type="float">
            <text:p>34,6933333333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1">
          <table:table-cell office:value-type="string" calcext:value-type="string">
            <text:p>Conf 5</text:p>
          </table:table-cell>
          <table:table-cell office:value-type="string" calcext:value-type="string">
            <text:p>Tiempo Total Test (s)</text:p>
          </table:table-cell>
          <table:table-cell office:value-type="string" calcext:value-type="string">
            <text:p>Solicitud por segundo</text:p>
          </table:table-cell>
          <table:table-cell office:value-type="string" calcext:value-type="string">
            <text:p>Tiempo por solicitud (ms)</text:p>
          </table:table-cell>
          <table:table-cell office:value-type="string" calcext:value-type="string">
            <text:p>Velocidad de Transferencia (KB/s)</text:p>
          </table:table-cell>
        </table:table-row>
        <table:table-row table:style-name="ro2">
          <table:table-cell office:value-type="string" calcext:value-type="string">
            <text:p>Intento 1</text:p>
          </table:table-cell>
          <table:table-cell office:value-type="float" office:value="7.89" calcext:value-type="float">
            <text:p>7,89</text:p>
          </table:table-cell>
          <table:table-cell office:value-type="float" office:value="126.74" calcext:value-type="float">
            <text:p>126,74</text:p>
          </table:table-cell>
          <table:table-cell office:value-type="float" office:value="7.89" calcext:value-type="float">
            <text:p>7,89</text:p>
          </table:table-cell>
          <table:table-cell office:value-type="float" office:value="42.18" calcext:value-type="float">
            <text:p>42,18</text:p>
          </table:table-cell>
        </table:table-row>
        <table:table-row table:style-name="ro2">
          <table:table-cell office:value-type="string" calcext:value-type="string">
            <text:p>Intento 2</text:p>
          </table:table-cell>
          <table:table-cell office:value-type="float" office:value="7.76" calcext:value-type="float">
            <text:p>7,76</text:p>
          </table:table-cell>
          <table:table-cell office:value-type="float" office:value="128.86" calcext:value-type="float">
            <text:p>128,86</text:p>
          </table:table-cell>
          <table:table-cell office:value-type="float" office:value="7.76" calcext:value-type="float">
            <text:p>7,76</text:p>
          </table:table-cell>
          <table:table-cell office:value-type="float" office:value="42.9" calcext:value-type="float">
            <text:p>42,9</text:p>
          </table:table-cell>
        </table:table-row>
        <table:table-row table:style-name="ro2">
          <table:table-cell office:value-type="string" calcext:value-type="string">
            <text:p>Intento 3</text:p>
          </table:table-cell>
          <table:table-cell office:value-type="float" office:value="7.596" calcext:value-type="float">
            <text:p>7,596</text:p>
          </table:table-cell>
          <table:table-cell office:value-type="float" office:value="131.64" calcext:value-type="float">
            <text:p>131,64</text:p>
          </table:table-cell>
          <table:table-cell office:value-type="float" office:value="7.596" calcext:value-type="float">
            <text:p>7,596</text:p>
          </table:table-cell>
          <table:table-cell office:value-type="float" office:value="43.82" calcext:value-type="float">
            <text:p>43,82</text:p>
          </table:table-cell>
        </table:table-row>
        <table:table-row table:style-name="ro2">
          <table:table-cell office:value-type="string" calcext:value-type="string">
            <text:p>Media</text:p>
          </table:table-cell>
          <table:table-cell table:formula="of:=SUM([.B45:.B47])/3" office:value-type="float" office:value="7.74866666666667" calcext:value-type="float">
            <text:p>7,7486666667</text:p>
          </table:table-cell>
          <table:table-cell table:formula="of:=SUM([.C45:.C47])/3" office:value-type="float" office:value="129.08" calcext:value-type="float">
            <text:p>129,08</text:p>
          </table:table-cell>
          <table:table-cell table:formula="of:=SUM([.D45:.D47])/3" office:value-type="float" office:value="7.74866666666667" calcext:value-type="float">
            <text:p>7,7486666667</text:p>
          </table:table-cell>
          <table:table-cell table:formula="of:=SUM([.E45:.E47])/3" office:value-type="float" office:value="42.9666666666667" calcext:value-type="float">
            <text:p>42,9666666667</text:p>
          </table:table-cell>
        </table:table-row>
        <table:table-row table:style-name="ro3" table:number-rows-repeated="2">
          <table:table-cell table:number-columns-repeated="5"/>
        </table:table-row>
        <table:table-row table:style-name="ro1">
          <table:table-cell office:value-type="string" calcext:value-type="string">
            <text:p>Conf 6</text:p>
          </table:table-cell>
          <table:table-cell office:value-type="string" calcext:value-type="string">
            <text:p>Tiempo Total Test (s)</text:p>
          </table:table-cell>
          <table:table-cell office:value-type="string" calcext:value-type="string">
            <text:p>Solicitud por segundo</text:p>
          </table:table-cell>
          <table:table-cell office:value-type="string" calcext:value-type="string">
            <text:p>Tiempo por solicitud (ms)</text:p>
          </table:table-cell>
          <table:table-cell office:value-type="string" calcext:value-type="string">
            <text:p>Velocidad de Transferencia (KB/s)</text:p>
          </table:table-cell>
        </table:table-row>
        <table:table-row table:style-name="ro2">
          <table:table-cell office:value-type="string" calcext:value-type="string">
            <text:p>Intento 1</text:p>
          </table:table-cell>
          <table:table-cell office:value-type="float" office:value="9.264" calcext:value-type="float">
            <text:p>9,264</text:p>
          </table:table-cell>
          <table:table-cell office:value-type="float" office:value="107.95" calcext:value-type="float">
            <text:p>107,95</text:p>
          </table:table-cell>
          <table:table-cell office:value-type="float" office:value="9.264" calcext:value-type="float">
            <text:p>9,264</text:p>
          </table:table-cell>
          <table:table-cell office:value-type="float" office:value="35.93" calcext:value-type="float">
            <text:p>35,93</text:p>
          </table:table-cell>
        </table:table-row>
        <table:table-row table:style-name="ro2">
          <table:table-cell office:value-type="string" calcext:value-type="string">
            <text:p>Intento 2</text:p>
          </table:table-cell>
          <table:table-cell office:value-type="float" office:value="8.016" calcext:value-type="float">
            <text:p>8,016</text:p>
          </table:table-cell>
          <table:table-cell office:value-type="float" office:value="124.75" calcext:value-type="float">
            <text:p>124,75</text:p>
          </table:table-cell>
          <table:table-cell office:value-type="float" office:value="8.016" calcext:value-type="float">
            <text:p>8,016</text:p>
          </table:table-cell>
          <table:table-cell office:value-type="float" office:value="41.54" calcext:value-type="float">
            <text:p>41,54</text:p>
          </table:table-cell>
        </table:table-row>
        <table:table-row table:style-name="ro2">
          <table:table-cell office:value-type="string" calcext:value-type="string">
            <text:p>Intento 3</text:p>
          </table:table-cell>
          <table:table-cell office:value-type="float" office:value="9.273" calcext:value-type="float">
            <text:p>9,273</text:p>
          </table:table-cell>
          <table:table-cell office:value-type="float" office:value="107.84" calcext:value-type="float">
            <text:p>107,84</text:p>
          </table:table-cell>
          <table:table-cell office:value-type="float" office:value="9.273" calcext:value-type="float">
            <text:p>9,273</text:p>
          </table:table-cell>
          <table:table-cell office:value-type="float" office:value="35.89" calcext:value-type="float">
            <text:p>35,89</text:p>
          </table:table-cell>
        </table:table-row>
        <table:table-row table:style-name="ro2">
          <table:table-cell office:value-type="string" calcext:value-type="string">
            <text:p>Media</text:p>
          </table:table-cell>
          <table:table-cell table:formula="of:=SUM([.B52:.B54])/3" office:value-type="float" office:value="8.851" calcext:value-type="float">
            <text:p>8,851</text:p>
          </table:table-cell>
          <table:table-cell table:formula="of:=SUM([.C52:.C54])/3" office:value-type="float" office:value="113.513333333333" calcext:value-type="float">
            <text:p>113,5133333333</text:p>
          </table:table-cell>
          <table:table-cell table:formula="of:=SUM([.D52:.D54])/3" office:value-type="float" office:value="8.851" calcext:value-type="float">
            <text:p>8,851</text:p>
          </table:table-cell>
          <table:table-cell table:formula="of:=SUM([.E52:.E54])/3" office:value-type="float" office:value="37.7866666666667" calcext:value-type="float">
            <text:p>37,7866666667</text:p>
          </table:table-cell>
        </table:table-row>
        <table:table-row table:style-name="ro3">
          <table:table-cell table:number-columns-repeated="5"/>
        </table:table-row>
        <table:table-row table:style-name="ro2">
          <table:table-cell table:number-columns-repeated="5"/>
        </table:table-row>
        <table:table-row table:style-name="ro1">
          <table:table-cell office:value-type="string" calcext:value-type="string">
            <text:p>Conf 7</text:p>
          </table:table-cell>
          <table:table-cell office:value-type="string" calcext:value-type="string">
            <text:p>Tiempo Total Test (s)</text:p>
          </table:table-cell>
          <table:table-cell office:value-type="string" calcext:value-type="string">
            <text:p>Solicitud por segundo</text:p>
          </table:table-cell>
          <table:table-cell office:value-type="string" calcext:value-type="string">
            <text:p>Tiempo por solicitud (ms)</text:p>
          </table:table-cell>
          <table:table-cell office:value-type="string" calcext:value-type="string">
            <text:p>Velocidad de Transferencia (KB/s)</text:p>
          </table:table-cell>
        </table:table-row>
        <table:table-row table:style-name="ro2">
          <table:table-cell office:value-type="string" calcext:value-type="string">
            <text:p>Intento 1</text:p>
          </table:table-cell>
          <table:table-cell office:value-type="float" office:value="10.681" calcext:value-type="float">
            <text:p>10,681</text:p>
          </table:table-cell>
          <table:table-cell office:value-type="float" office:value="93.62" calcext:value-type="float">
            <text:p>93,62</text:p>
          </table:table-cell>
          <table:table-cell office:value-type="float" office:value="10.681" calcext:value-type="float">
            <text:p>10,681</text:p>
          </table:table-cell>
          <table:table-cell office:value-type="float" office:value="31.16" calcext:value-type="float">
            <text:p>31,16</text:p>
          </table:table-cell>
        </table:table-row>
        <table:table-row table:style-name="ro2">
          <table:table-cell office:value-type="string" calcext:value-type="string">
            <text:p>Intento 2</text:p>
          </table:table-cell>
          <table:table-cell office:value-type="float" office:value="9.313" calcext:value-type="float">
            <text:p>9,313</text:p>
          </table:table-cell>
          <table:table-cell office:value-type="float" office:value="107.37" calcext:value-type="float">
            <text:p>107,37</text:p>
          </table:table-cell>
          <table:table-cell office:value-type="float" office:value="9.313" calcext:value-type="float">
            <text:p>9,313</text:p>
          </table:table-cell>
          <table:table-cell office:value-type="float" office:value="35.74" calcext:value-type="float">
            <text:p>35,74</text:p>
          </table:table-cell>
        </table:table-row>
        <table:table-row table:style-name="ro2">
          <table:table-cell office:value-type="string" calcext:value-type="string">
            <text:p>Intento 3</text:p>
          </table:table-cell>
          <table:table-cell office:value-type="float" office:value="7.98" calcext:value-type="float">
            <text:p>7,98</text:p>
          </table:table-cell>
          <table:table-cell office:value-type="float" office:value="125.31" calcext:value-type="float">
            <text:p>125,31</text:p>
          </table:table-cell>
          <table:table-cell office:value-type="float" office:value="7.98" calcext:value-type="float">
            <text:p>7,98</text:p>
          </table:table-cell>
          <table:table-cell office:value-type="float" office:value="41.71" calcext:value-type="float">
            <text:p>41,71</text:p>
          </table:table-cell>
        </table:table-row>
        <table:table-row table:style-name="ro2">
          <table:table-cell office:value-type="string" calcext:value-type="string">
            <text:p>Media</text:p>
          </table:table-cell>
          <table:table-cell table:formula="of:=SUM([.B59:.B61])/3" office:value-type="float" office:value="9.32466666666667" calcext:value-type="float">
            <text:p>9,3246666667</text:p>
          </table:table-cell>
          <table:table-cell table:formula="of:=SUM([.C59:.C61])/3" office:value-type="float" office:value="108.766666666667" calcext:value-type="float">
            <text:p>108,7666666667</text:p>
          </table:table-cell>
          <table:table-cell table:formula="of:=SUM([.D59:.D61])/3" office:value-type="float" office:value="9.32466666666667" calcext:value-type="float">
            <text:p>9,3246666667</text:p>
          </table:table-cell>
          <table:table-cell table:formula="of:=SUM([.E59:.E61])/3" office:value-type="float" office:value="36.2033333333333" calcext:value-type="float">
            <text:p>36,2033333333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1">
          <table:table-cell office:value-type="string" calcext:value-type="string">
            <text:p>Conf 8</text:p>
          </table:table-cell>
          <table:table-cell office:value-type="string" calcext:value-type="string">
            <text:p>Tiempo Total Test (s)</text:p>
          </table:table-cell>
          <table:table-cell office:value-type="string" calcext:value-type="string">
            <text:p>Solicitud por segundo</text:p>
          </table:table-cell>
          <table:table-cell office:value-type="string" calcext:value-type="string">
            <text:p>Tiempo por solicitud (ms)</text:p>
          </table:table-cell>
          <table:table-cell office:value-type="string" calcext:value-type="string">
            <text:p>Velocidad de Transferencia (KB/s)</text:p>
          </table:table-cell>
        </table:table-row>
        <table:table-row table:style-name="ro2">
          <table:table-cell office:value-type="string" calcext:value-type="string">
            <text:p>Intento 1</text:p>
          </table:table-cell>
          <table:table-cell office:value-type="float" office:value="8.764" calcext:value-type="float">
            <text:p>8,764</text:p>
          </table:table-cell>
          <table:table-cell office:value-type="float" office:value="114.11" calcext:value-type="float">
            <text:p>114,11</text:p>
          </table:table-cell>
          <table:table-cell office:value-type="float" office:value="8.764" calcext:value-type="float">
            <text:p>8,764</text:p>
          </table:table-cell>
          <table:table-cell office:value-type="float" office:value="37.99" calcext:value-type="float">
            <text:p>37,99</text:p>
          </table:table-cell>
        </table:table-row>
        <table:table-row table:style-name="ro2">
          <table:table-cell office:value-type="string" calcext:value-type="string">
            <text:p>Intento 2</text:p>
          </table:table-cell>
          <table:table-cell office:value-type="float" office:value="8.886" calcext:value-type="float">
            <text:p>8,886</text:p>
          </table:table-cell>
          <table:table-cell office:value-type="float" office:value="112.54" calcext:value-type="float">
            <text:p>112,54</text:p>
          </table:table-cell>
          <table:table-cell office:value-type="float" office:value="8.886" calcext:value-type="float">
            <text:p>8,886</text:p>
          </table:table-cell>
          <table:table-cell office:value-type="float" office:value="37.48" calcext:value-type="float">
            <text:p>37,48</text:p>
          </table:table-cell>
        </table:table-row>
        <table:table-row table:style-name="ro2">
          <table:table-cell office:value-type="string" calcext:value-type="string">
            <text:p>Intento 3</text:p>
          </table:table-cell>
          <table:table-cell office:value-type="float" office:value="15.476" calcext:value-type="float">
            <text:p>15,476</text:p>
          </table:table-cell>
          <table:table-cell office:value-type="float" office:value="64.61" calcext:value-type="float">
            <text:p>64,61</text:p>
          </table:table-cell>
          <table:table-cell office:value-type="float" office:value="15.476" calcext:value-type="float">
            <text:p>15,476</text:p>
          </table:table-cell>
          <table:table-cell office:value-type="float" office:value="21.51" calcext:value-type="float">
            <text:p>21,51</text:p>
          </table:table-cell>
        </table:table-row>
        <table:table-row table:style-name="ro2">
          <table:table-cell office:value-type="string" calcext:value-type="string">
            <text:p>Media</text:p>
          </table:table-cell>
          <table:table-cell table:formula="of:=SUM([.B66:.B68])/3" office:value-type="float" office:value="11.042" calcext:value-type="float">
            <text:p>11,042</text:p>
          </table:table-cell>
          <table:table-cell table:formula="of:=SUM([.C66:.C68])/3" office:value-type="float" office:value="97.0866666666667" calcext:value-type="float">
            <text:p>97,0866666667</text:p>
          </table:table-cell>
          <table:table-cell table:formula="of:=SUM([.D66:.D68])/3" office:value-type="float" office:value="11.042" calcext:value-type="float">
            <text:p>11,042</text:p>
          </table:table-cell>
          <table:table-cell table:formula="of:=SUM([.E66:.E68])/3" office:value-type="float" office:value="32.3266666666667" calcext:value-type="float">
            <text:p>32,3266666667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1">
          <table:table-cell office:value-type="string" calcext:value-type="string">
            <text:p>Conf 9</text:p>
          </table:table-cell>
          <table:table-cell office:value-type="string" calcext:value-type="string">
            <text:p>Tiempo Total Test (s)</text:p>
          </table:table-cell>
          <table:table-cell office:value-type="string" calcext:value-type="string">
            <text:p>Solicitud por segundo</text:p>
          </table:table-cell>
          <table:table-cell office:value-type="string" calcext:value-type="string">
            <text:p>Tiempo por solicitud (ms)</text:p>
          </table:table-cell>
          <table:table-cell office:value-type="string" calcext:value-type="string">
            <text:p>Velocidad de Transferencia (KB/s)</text:p>
          </table:table-cell>
        </table:table-row>
        <table:table-row table:style-name="ro2">
          <table:table-cell office:value-type="string" calcext:value-type="string">
            <text:p>Intento 1</text:p>
          </table:table-cell>
          <table:table-cell office:value-type="float" office:value="8.693" calcext:value-type="float">
            <text:p>8,693</text:p>
          </table:table-cell>
          <table:table-cell office:value-type="float" office:value="115.03" calcext:value-type="float">
            <text:p>115,03</text:p>
          </table:table-cell>
          <table:table-cell office:value-type="float" office:value="8.693" calcext:value-type="float">
            <text:p>8,693</text:p>
          </table:table-cell>
          <table:table-cell office:value-type="float" office:value="38.29" calcext:value-type="float">
            <text:p>38,29</text:p>
          </table:table-cell>
        </table:table-row>
        <table:table-row table:style-name="ro2">
          <table:table-cell office:value-type="string" calcext:value-type="string">
            <text:p>Intento 2</text:p>
          </table:table-cell>
          <table:table-cell office:value-type="float" office:value="7.738" calcext:value-type="float">
            <text:p>7,738</text:p>
          </table:table-cell>
          <table:table-cell office:value-type="float" office:value="129.24" calcext:value-type="float">
            <text:p>129,24</text:p>
          </table:table-cell>
          <table:table-cell office:value-type="float" office:value="7.738" calcext:value-type="float">
            <text:p>7,738</text:p>
          </table:table-cell>
          <table:table-cell office:value-type="float" office:value="43.02" calcext:value-type="float">
            <text:p>43,02</text:p>
          </table:table-cell>
        </table:table-row>
        <table:table-row table:style-name="ro2">
          <table:table-cell office:value-type="string" calcext:value-type="string">
            <text:p>Intento 3</text:p>
          </table:table-cell>
          <table:table-cell office:value-type="float" office:value="11.449" calcext:value-type="float">
            <text:p>11,449</text:p>
          </table:table-cell>
          <table:table-cell office:value-type="float" office:value="87.35" calcext:value-type="float">
            <text:p>87,35</text:p>
          </table:table-cell>
          <table:table-cell office:value-type="float" office:value="11.449" calcext:value-type="float">
            <text:p>11,449</text:p>
          </table:table-cell>
          <table:table-cell office:value-type="float" office:value="29.05" calcext:value-type="float">
            <text:p>29,05</text:p>
          </table:table-cell>
        </table:table-row>
        <table:table-row table:style-name="ro2">
          <table:table-cell office:value-type="string" calcext:value-type="string">
            <text:p>Media</text:p>
          </table:table-cell>
          <table:table-cell table:formula="of:=SUM([.B73:.B75])/3" office:value-type="float" office:value="9.29333333333333" calcext:value-type="float">
            <text:p>9,2933333333</text:p>
          </table:table-cell>
          <table:table-cell table:formula="of:=SUM([.C73:.C75])/3" office:value-type="float" office:value="110.54" calcext:value-type="float">
            <text:p>110,54</text:p>
          </table:table-cell>
          <table:table-cell table:formula="of:=SUM([.D73:.D75])/3" office:value-type="float" office:value="9.29333333333333" calcext:value-type="float">
            <text:p>9,2933333333</text:p>
          </table:table-cell>
          <table:table-cell table:formula="of:=SUM([.E73:.E75])/3" office:value-type="float" office:value="36.7866666666667" calcext:value-type="float">
            <text:p>36,7866666667</text:p>
          </table:table-cell>
        </table:table-row>
        <table:table-row table:style-name="ro2" table:number-rows-repeated="5">
          <table:table-cell table:number-columns-repeated="5"/>
        </table:table-row>
        <table:table-row table:style-name="ro3" table:number-rows-repeated="4">
          <table:table-cell table:number-columns-repeated="5"/>
        </table:table-row>
        <table:table-row table:style-name="ro2">
          <table:table-cell table:number-columns-repeated="5"/>
        </table:table-row>
        <table:table-row table:style-name="ro1">
          <table:table-cell office:value-type="string" calcext:value-type="string">
            <text:p>Configuración</text:p>
          </table:table-cell>
          <table:table-cell office:value-type="string" calcext:value-type="string">
            <text:p>Tiempo Total Test (s)</text:p>
          </table:table-cell>
          <table:table-cell office:value-type="string" calcext:value-type="string">
            <text:p>Solicitud por segundo</text:p>
          </table:table-cell>
          <table:table-cell office:value-type="string" calcext:value-type="string">
            <text:p>Tiempo por solicitud (ms)</text:p>
          </table:table-cell>
          <table:table-cell office:value-type="string" calcext:value-type="string">
            <text:p>Velocidad de Transferencia (KB/s)</text:p>
          </table:table-cell>
        </table:table-row>
        <table:table-row table:style-name="ro1">
          <table:table-cell office:value-type="string" calcext:value-type="string">
            <text:p>Ubuntu 12.04 LTS – Core Compartido – 758 MB Ram</text:p>
          </table:table-cell>
          <table:table-cell table:formula="of:=[.B20]" office:value-type="float" office:value="17.8216666666667" calcext:value-type="float">
            <text:p>17,8216666667</text:p>
          </table:table-cell>
          <table:table-cell table:formula="of:=[.C20]" office:value-type="float" office:value="82.2266666666667" calcext:value-type="float">
            <text:p>82,2266666667</text:p>
          </table:table-cell>
          <table:table-cell table:formula="of:=[.D20]" office:value-type="float" office:value="17.8216666666667" calcext:value-type="float">
            <text:p>17,8216666667</text:p>
          </table:table-cell>
          <table:table-cell table:formula="of:=[.E20]" office:value-type="float" office:value="27.3733333333333" calcext:value-type="float">
            <text:p>27,3733333333</text:p>
          </table:table-cell>
        </table:table-row>
        <table:table-row table:style-name="ro1">
          <table:table-cell office:value-type="string" calcext:value-type="string">
            <text:p>Ubuntu 13.10 – Core Compartido – 758 MB Ram</text:p>
          </table:table-cell>
          <table:table-cell table:formula="of:=[.B27]" office:value-type="float" office:value="14.4213333333333" calcext:value-type="float">
            <text:p>14,4213333333</text:p>
          </table:table-cell>
          <table:table-cell table:formula="of:=[.C27]" office:value-type="float" office:value="89.4566666666667" calcext:value-type="float">
            <text:p>89,4566666667</text:p>
          </table:table-cell>
          <table:table-cell table:formula="of:=[.D27]" office:value-type="float" office:value="14.4213333333333" calcext:value-type="float">
            <text:p>14,4213333333</text:p>
          </table:table-cell>
          <table:table-cell table:formula="of:=[.E27]" office:value-type="float" office:value="29.78" calcext:value-type="float">
            <text:p>29,78</text:p>
          </table:table-cell>
        </table:table-row>
        <table:table-row table:style-name="ro1">
          <table:table-cell office:value-type="string" calcext:value-type="string">
            <text:p>Centos – Core Compartido – 768 MB Ram</text:p>
          </table:table-cell>
          <table:table-cell table:formula="of:=[.B34]" office:value-type="float" office:value="10.4783333333333" calcext:value-type="float">
            <text:p>10,4783333333</text:p>
          </table:table-cell>
          <table:table-cell table:formula="of:=[.C34]" office:value-type="float" office:value="97.9633333333333" calcext:value-type="float">
            <text:p>97,9633333333</text:p>
          </table:table-cell>
          <table:table-cell table:formula="of:=[.D34]" office:value-type="float" office:value="10.4183333333333" calcext:value-type="float">
            <text:p>10,4183333333</text:p>
          </table:table-cell>
          <table:table-cell table:formula="of:=[.E34]" office:value-type="float" office:value="32.6166666666667" calcext:value-type="float">
            <text:p>32,6166666667</text:p>
          </table:table-cell>
        </table:table-row>
        <table:table-row table:style-name="ro1">
          <table:table-cell office:value-type="string" calcext:value-type="string">
            <text:p>Ubuntu 12.04 LTS – 1 Core – 1,75 GB Ram</text:p>
          </table:table-cell>
          <table:table-cell table:formula="of:=[.B41]" office:value-type="float" office:value="9.93233333333333" calcext:value-type="float">
            <text:p>9,9323333333</text:p>
          </table:table-cell>
          <table:table-cell table:formula="of:=[.C41]" office:value-type="float" office:value="104.22" calcext:value-type="float">
            <text:p>104,22</text:p>
          </table:table-cell>
          <table:table-cell table:formula="of:=[.D41]" office:value-type="float" office:value="9.93233333333333" calcext:value-type="float">
            <text:p>9,9323333333</text:p>
          </table:table-cell>
          <table:table-cell table:formula="of:=[.E41]" office:value-type="float" office:value="34.6933333333333" calcext:value-type="float">
            <text:p>34,6933333333</text:p>
          </table:table-cell>
        </table:table-row>
        <table:table-row table:style-name="ro1">
          <table:table-cell office:value-type="string" calcext:value-type="string">
            <text:p>Ubuntu 13.10 – 1 Core – 1,75 GB Ram</text:p>
          </table:table-cell>
          <table:table-cell table:formula="of:=[.B48]" office:value-type="float" office:value="7.74866666666667" calcext:value-type="float">
            <text:p>7,7486666667</text:p>
          </table:table-cell>
          <table:table-cell table:formula="of:=[.C48]" office:value-type="float" office:value="129.08" calcext:value-type="float">
            <text:p>129,08</text:p>
          </table:table-cell>
          <table:table-cell table:formula="of:=[.D48]" office:value-type="float" office:value="7.74866666666667" calcext:value-type="float">
            <text:p>7,7486666667</text:p>
          </table:table-cell>
          <table:table-cell table:formula="of:=[.E48]" office:value-type="float" office:value="42.9666666666667" calcext:value-type="float">
            <text:p>42,9666666667</text:p>
          </table:table-cell>
        </table:table-row>
        <table:table-row table:style-name="ro1">
          <table:table-cell office:value-type="string" calcext:value-type="string">
            <text:p>Centos – 1 Core – 1,75 GB Ram</text:p>
          </table:table-cell>
          <table:table-cell table:formula="of:=[.B55]" office:value-type="float" office:value="8.851" calcext:value-type="float">
            <text:p>8,851</text:p>
          </table:table-cell>
          <table:table-cell table:formula="of:=[.C55]" office:value-type="float" office:value="113.513333333333" calcext:value-type="float">
            <text:p>113,5133333333</text:p>
          </table:table-cell>
          <table:table-cell table:formula="of:=[.D55]" office:value-type="float" office:value="8.851" calcext:value-type="float">
            <text:p>8,851</text:p>
          </table:table-cell>
          <table:table-cell table:formula="of:=[.E55]" office:value-type="float" office:value="37.7866666666667" calcext:value-type="float">
            <text:p>37,7866666667</text:p>
          </table:table-cell>
        </table:table-row>
        <table:table-row table:style-name="ro1">
          <table:table-cell office:value-type="string" calcext:value-type="string">
            <text:p>Ubuntu 12.04 LTS – 2 Cores – 3,5 GB Ram</text:p>
          </table:table-cell>
          <table:table-cell table:formula="of:=[.B62]" office:value-type="float" office:value="9.32466666666667" calcext:value-type="float">
            <text:p>9,3246666667</text:p>
          </table:table-cell>
          <table:table-cell table:formula="of:=[.C62]" office:value-type="float" office:value="108.766666666667" calcext:value-type="float">
            <text:p>108,7666666667</text:p>
          </table:table-cell>
          <table:table-cell table:formula="of:=[.D62]" office:value-type="float" office:value="9.32466666666667" calcext:value-type="float">
            <text:p>9,3246666667</text:p>
          </table:table-cell>
          <table:table-cell table:formula="of:=[.E62]" office:value-type="float" office:value="36.2033333333333" calcext:value-type="float">
            <text:p>36,2033333333</text:p>
          </table:table-cell>
        </table:table-row>
        <table:table-row table:style-name="ro1">
          <table:table-cell office:value-type="string" calcext:value-type="string">
            <text:p>Ubuntu 13.10 – 2 Cores – 3,5 GB Ram</text:p>
          </table:table-cell>
          <table:table-cell table:formula="of:=[.B69]" office:value-type="float" office:value="11.042" calcext:value-type="float">
            <text:p>11,042</text:p>
          </table:table-cell>
          <table:table-cell table:formula="of:=[.C69]" office:value-type="float" office:value="97.0866666666667" calcext:value-type="float">
            <text:p>97,0866666667</text:p>
          </table:table-cell>
          <table:table-cell table:formula="of:=[.D69]" office:value-type="float" office:value="11.042" calcext:value-type="float">
            <text:p>11,042</text:p>
          </table:table-cell>
          <table:table-cell table:formula="of:=[.E69]" office:value-type="float" office:value="32.3266666666667" calcext:value-type="float">
            <text:p>32,3266666667</text:p>
          </table:table-cell>
        </table:table-row>
        <table:table-row table:style-name="ro1">
          <table:table-cell office:value-type="string" calcext:value-type="string">
            <text:p>Centos – 2 Cores – 3,5 GB Ram</text:p>
          </table:table-cell>
          <table:table-cell table:formula="of:=[.B76]" office:value-type="float" office:value="9.29333333333333" calcext:value-type="float">
            <text:p>9,2933333333</text:p>
          </table:table-cell>
          <table:table-cell table:formula="of:=[.C76]" office:value-type="float" office:value="110.54" calcext:value-type="float">
            <text:p>110,54</text:p>
          </table:table-cell>
          <table:table-cell table:formula="of:=[.D76]" office:value-type="float" office:value="9.29333333333333" calcext:value-type="float">
            <text:p>9,2933333333</text:p>
          </table:table-cell>
          <table:table-cell table:formula="of:=[.E76]" office:value-type="float" office:value="36.7866666666667" calcext:value-type="float">
            <text:p>36,7866666667</text:p>
          </table:table-cell>
        </table:table-row>
        <table:table-row table:style-name="ro3">
          <table:table-cell table:number-columns-repeated="5"/>
        </table:table-row>
        <table:table-row table:style-name="ro2" table:number-rows-repeated="16">
          <table:table-cell table:number-columns-repeated="5"/>
        </table:table-row>
        <table:table-row table:style-name="ro3" table:number-rows-repeated="3">
          <table:table-cell table:number-columns-repeated="5"/>
        </table:table-row>
        <table:table-row table:style-name="ro2">
          <table:table-cell table:number-columns-repeated="5"/>
        </table:table-row>
        <table:table-row table:style-name="ro3" table:number-rows-repeated="5">
          <table:table-cell table:number-columns-repeated="5"/>
        </table:table-row>
        <table:table-row table:style-name="ro2">
          <table:table-cell table:number-columns-repeated="5"/>
        </table:table-row>
        <table:table-row table:style-name="ro3" table:number-rows-repeated="5">
          <table:table-cell table:number-columns-repeated="5"/>
        </table:table-row>
        <table:table-row table:style-name="ro2">
          <table:table-cell table:number-columns-repeated="5"/>
        </table:table-row>
        <table:table-row table:style-name="ro3" table:number-rows-repeated="10">
          <table:table-cell table:number-columns-repeated="5"/>
        </table:table-row>
        <table:table-row table:style-name="ro2">
          <table:table-cell table:number-columns-repeated="5"/>
        </table:table-row>
        <table:table-row table:style-name="ro3" table:number-rows-repeated="2">
          <table:table-cell table:number-columns-repeated="5"/>
        </table:table-row>
        <table:table-row table:style-name="ro2">
          <table:table-cell table:number-columns-repeated="5"/>
        </table:table-row>
        <table:table-row table:style-name="ro3" table:number-rows-repeated="7">
          <table:table-cell table:number-columns-repeated="5"/>
        </table:table-row>
        <table:table-row table:style-name="ro2">
          <table:table-cell table:number-columns-repeated="5"/>
        </table:table-row>
        <table:table-row table:style-name="ro3" table:number-rows-repeated="32">
          <table:table-cell table:number-columns-repeated="5"/>
        </table:table-row>
        <table:table-row table:style-name="ro2">
          <table:table-cell table:number-columns-repeated="5"/>
        </table:table-row>
        <table:table-row table:style-name="ro3">
          <table:table-cell table:number-columns-repeated="5"/>
        </table:table-row>
        <table:table-row table:style-name="ro2">
          <table:table-cell table:number-columns-repeated="5"/>
        </table:table-row>
        <table:table-row table:style-name="ro3" table:number-rows-repeated="9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3">00/00/0000</text:date>, <text:time style:data-style-name="N2" text:time-value="0000-00-00T00:00:01.40814976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3T02:17:36.408044932</meta:creation-date>
    <meta:editing-duration>PT2H36M55S</meta:editing-duration>
    <meta:editing-cycles>9</meta:editing-cycles>
    <meta:generator>LibreOffice/4.1.3.2$Linux_X86_64 LibreOffice_project/410m0$Build-2</meta:generator>
    <meta:initial-creator>Oscar </meta:initial-creator>
    <dc:date>2014-01-13T04:56:10.290759521</dc:date>
    <dc:creator>Oscar </dc:creator>
    <meta:document-statistic meta:table-count="1" meta:cell-count="313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gradient" draw:fill-gradient-name="Purple_20_Pipe" draw:opacity="25%" draw:opacity-name="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chart>
      <chart:chart svg:width="27.448cm" svg:height="11.691cm" xlink:href=".." xlink:type="simple" chart:class="chart:bar" chart:style-name="ch1">
        <chart:title svg:x="12.04cm" svg:y="0.369cm" chart:style-name="ch2">
          <text:p>Configuraciones</text:p>
        </chart:title>
        <chart:legend svg:x="17.896cm" svg:y="2.313cm" style:legend-expansion="custom" chartooo:width="8.843cm" chartooo:height="6.209cm" style:legend-expansion-aspect-ratio="1.42422290223869" chart:style-name="ch3"/>
        <chart:plot-area chart:style-name="ch4" table:cell-range-address="Hoja1.A87:Hoja1.E96" chart:data-source-has-labels="both" svg:x="0.821cm" svg:y="1.923cm" svg:width="16.634cm" svg:height="8.60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ooo:coordinate-region svg:x="1.617cm" svg:y="1.977cm" svg:width="15.471cm" svg:height="7.50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Hoja1.B87:Hoja1.E87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5"/>
          <chart:series chart:style-name="ch8" chart:values-cell-range-address="Hoja1.B88:Hoja1.E88" chart:label-cell-address="Hoja1.A88:Hoja1.A88" chart:class="chart:bar">
            <chart:data-point chart:repeated="4"/>
          </chart:series>
          <chart:series chart:style-name="ch9" chart:values-cell-range-address="Hoja1.B89:Hoja1.E89" chart:label-cell-address="Hoja1.A89:Hoja1.A89" chart:class="chart:bar">
            <chart:data-point chart:repeated="4"/>
          </chart:series>
          <chart:series chart:style-name="ch10" chart:values-cell-range-address="Hoja1.B90:Hoja1.E90" chart:label-cell-address="Hoja1.A90:Hoja1.A90" chart:class="chart:bar">
            <chart:data-point chart:repeated="4"/>
          </chart:series>
          <chart:series chart:style-name="ch11" chart:values-cell-range-address="Hoja1.B91:Hoja1.E91" chart:label-cell-address="Hoja1.A91:Hoja1.A91" chart:class="chart:bar">
            <chart:data-point chart:repeated="4"/>
          </chart:series>
          <chart:series chart:style-name="ch12" chart:values-cell-range-address="Hoja1.B92:Hoja1.E92" chart:label-cell-address="Hoja1.A92:Hoja1.A92" chart:class="chart:bar">
            <chart:data-point chart:repeated="4"/>
          </chart:series>
          <chart:series chart:style-name="ch13" chart:values-cell-range-address="Hoja1.B93:Hoja1.E93" chart:label-cell-address="Hoja1.A93:Hoja1.A93" chart:class="chart:bar">
            <chart:data-point chart:repeated="4"/>
          </chart:series>
          <chart:series chart:style-name="ch14" chart:values-cell-range-address="Hoja1.B94:Hoja1.E94" chart:label-cell-address="Hoja1.A94:Hoja1.A94" chart:class="chart:bar">
            <chart:data-point chart:repeated="4"/>
          </chart:series>
          <chart:series chart:style-name="ch15" chart:values-cell-range-address="Hoja1.B95:Hoja1.E95" chart:label-cell-address="Hoja1.A95:Hoja1.A95" chart:class="chart:bar">
            <chart:data-point chart:repeated="4"/>
          </chart:series>
          <chart:series chart:style-name="ch16" chart:values-cell-range-address="Hoja1.B96:Hoja1.E96" chart:label-cell-address="Hoja1.A96:Hoja1.A96" chart:class="chart:bar">
            <chart:data-point chart:repeated="4"/>
          </chart:series>
          <chart:wall chart:style-name="ch17"/>
          <chart:floor chart:style-name="ch18"/>
        </chart:plot-area>
        <draw:frame draw:style-name="gr1" draw:text-style-name="P1" svg:width="5.197cm" svg:height="0.503cm" svg:x="10.886cm" svg:y="1.183cm">
          <draw:image xlink:href="Pictures/200000300000144D00000232A356A1FA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Total Test (s)</text:p>
                <draw:g>
                  <svg:desc>Hoja1.B87:Hoja1.E87</svg:desc>
                </draw:g>
              </table:table-cell>
              <table:table-cell office:value-type="string">
                <text:p>Solicitud por segundo</text:p>
              </table:table-cell>
              <table:table-cell office:value-type="string">
                <text:p>Tiempo por solicitud (ms)</text:p>
              </table:table-cell>
              <table:table-cell office:value-type="string">
                <text:p>Velocidad de Transferencia (KB/s)</text:p>
              </table:table-cell>
            </table:table-row>
          </table:table-header-rows>
          <table:table-rows>
            <table:table-row>
              <table:table-cell office:value-type="string">
                <text:p>Ubuntu 12.04 LTS – Core Compartido – 758 MB Ram</text:p>
                <draw:g>
                  <svg:desc>Hoja1.A88:Hoja1.A88</svg:desc>
                </draw:g>
              </table:table-cell>
              <table:table-cell office:value-type="float" office:value="17.8216666666667">
                <text:p>17.8216666666667</text:p>
                <draw:g>
                  <svg:desc>Hoja1.B88:Hoja1.E88</svg:desc>
                </draw:g>
              </table:table-cell>
              <table:table-cell office:value-type="float" office:value="82.2266666666667">
                <text:p>82.2266666666667</text:p>
              </table:table-cell>
              <table:table-cell office:value-type="float" office:value="17.8216666666667">
                <text:p>17.8216666666667</text:p>
              </table:table-cell>
              <table:table-cell office:value-type="float" office:value="27.3733333333333">
                <text:p>27.3733333333333</text:p>
              </table:table-cell>
            </table:table-row>
            <table:table-row>
              <table:table-cell office:value-type="string">
                <text:p>Ubuntu 13.10 – Core Compartido – 758 MB Ram</text:p>
                <draw:g>
                  <svg:desc>Hoja1.A89:Hoja1.A89</svg:desc>
                </draw:g>
              </table:table-cell>
              <table:table-cell office:value-type="float" office:value="14.4213333333333">
                <text:p>14.4213333333333</text:p>
                <draw:g>
                  <svg:desc>Hoja1.B89:Hoja1.E89</svg:desc>
                </draw:g>
              </table:table-cell>
              <table:table-cell office:value-type="float" office:value="89.4566666666667">
                <text:p>89.4566666666667</text:p>
              </table:table-cell>
              <table:table-cell office:value-type="float" office:value="14.4213333333333">
                <text:p>14.4213333333333</text:p>
              </table:table-cell>
              <table:table-cell office:value-type="float" office:value="29.78">
                <text:p>29.78</text:p>
              </table:table-cell>
            </table:table-row>
            <table:table-row>
              <table:table-cell office:value-type="string">
                <text:p>Centos – Core Compartido – 768 MB Ram</text:p>
                <draw:g>
                  <svg:desc>Hoja1.A90:Hoja1.A90</svg:desc>
                </draw:g>
              </table:table-cell>
              <table:table-cell office:value-type="float" office:value="10.4783333333333">
                <text:p>10.4783333333333</text:p>
                <draw:g>
                  <svg:desc>Hoja1.B90:Hoja1.E90</svg:desc>
                </draw:g>
              </table:table-cell>
              <table:table-cell office:value-type="float" office:value="97.9633333333333">
                <text:p>97.9633333333333</text:p>
              </table:table-cell>
              <table:table-cell office:value-type="float" office:value="10.4183333333333">
                <text:p>10.4183333333333</text:p>
              </table:table-cell>
              <table:table-cell office:value-type="float" office:value="32.6166666666667">
                <text:p>32.6166666666667</text:p>
              </table:table-cell>
            </table:table-row>
            <table:table-row>
              <table:table-cell office:value-type="string">
                <text:p>Ubuntu 12.04 LTS – 1 Core – 1,75 GB Ram</text:p>
                <draw:g>
                  <svg:desc>Hoja1.A91:Hoja1.A91</svg:desc>
                </draw:g>
              </table:table-cell>
              <table:table-cell office:value-type="float" office:value="9.93233333333333">
                <text:p>9.93233333333333</text:p>
                <draw:g>
                  <svg:desc>Hoja1.B91:Hoja1.E91</svg:desc>
                </draw:g>
              </table:table-cell>
              <table:table-cell office:value-type="float" office:value="104.22">
                <text:p>104.22</text:p>
              </table:table-cell>
              <table:table-cell office:value-type="float" office:value="9.93233333333333">
                <text:p>9.93233333333333</text:p>
              </table:table-cell>
              <table:table-cell office:value-type="float" office:value="34.6933333333333">
                <text:p>34.6933333333333</text:p>
              </table:table-cell>
            </table:table-row>
            <table:table-row>
              <table:table-cell office:value-type="string">
                <text:p>Ubuntu 13.10 – 1 Core – 1,75 GB Ram</text:p>
                <draw:g>
                  <svg:desc>Hoja1.A92:Hoja1.A92</svg:desc>
                </draw:g>
              </table:table-cell>
              <table:table-cell office:value-type="float" office:value="7.74866666666667">
                <text:p>7.74866666666667</text:p>
                <draw:g>
                  <svg:desc>Hoja1.B92:Hoja1.E92</svg:desc>
                </draw:g>
              </table:table-cell>
              <table:table-cell office:value-type="float" office:value="129.08">
                <text:p>129.08</text:p>
              </table:table-cell>
              <table:table-cell office:value-type="float" office:value="7.74866666666667">
                <text:p>7.74866666666667</text:p>
              </table:table-cell>
              <table:table-cell office:value-type="float" office:value="42.9666666666667">
                <text:p>42.9666666666667</text:p>
              </table:table-cell>
            </table:table-row>
            <table:table-row>
              <table:table-cell office:value-type="string">
                <text:p>Centos – 1 Core – 1,75 GB Ram</text:p>
                <draw:g>
                  <svg:desc>Hoja1.A93:Hoja1.A93</svg:desc>
                </draw:g>
              </table:table-cell>
              <table:table-cell office:value-type="float" office:value="8.851">
                <text:p>8.851</text:p>
                <draw:g>
                  <svg:desc>Hoja1.B93:Hoja1.E93</svg:desc>
                </draw:g>
              </table:table-cell>
              <table:table-cell office:value-type="float" office:value="113.513333333333">
                <text:p>113.513333333333</text:p>
              </table:table-cell>
              <table:table-cell office:value-type="float" office:value="8.851">
                <text:p>8.851</text:p>
              </table:table-cell>
              <table:table-cell office:value-type="float" office:value="37.7866666666667">
                <text:p>37.7866666666667</text:p>
              </table:table-cell>
            </table:table-row>
            <table:table-row>
              <table:table-cell office:value-type="string">
                <text:p>Ubuntu 12.04 LTS – 2 Cores – 3,5 GB Ram</text:p>
                <draw:g>
                  <svg:desc>Hoja1.A94:Hoja1.A94</svg:desc>
                </draw:g>
              </table:table-cell>
              <table:table-cell office:value-type="float" office:value="9.32466666666667">
                <text:p>9.32466666666667</text:p>
                <draw:g>
                  <svg:desc>Hoja1.B94:Hoja1.E94</svg:desc>
                </draw:g>
              </table:table-cell>
              <table:table-cell office:value-type="float" office:value="108.766666666667">
                <text:p>108.766666666667</text:p>
              </table:table-cell>
              <table:table-cell office:value-type="float" office:value="9.32466666666667">
                <text:p>9.32466666666667</text:p>
              </table:table-cell>
              <table:table-cell office:value-type="float" office:value="36.2033333333333">
                <text:p>36.2033333333333</text:p>
              </table:table-cell>
            </table:table-row>
            <table:table-row>
              <table:table-cell office:value-type="string">
                <text:p>Ubuntu 13.10 – 2 Cores – 3,5 GB Ram</text:p>
                <draw:g>
                  <svg:desc>Hoja1.A95:Hoja1.A95</svg:desc>
                </draw:g>
              </table:table-cell>
              <table:table-cell office:value-type="float" office:value="11.042">
                <text:p>11.042</text:p>
                <draw:g>
                  <svg:desc>Hoja1.B95:Hoja1.E95</svg:desc>
                </draw:g>
              </table:table-cell>
              <table:table-cell office:value-type="float" office:value="97.0866666666667">
                <text:p>97.0866666666667</text:p>
              </table:table-cell>
              <table:table-cell office:value-type="float" office:value="11.042">
                <text:p>11.042</text:p>
              </table:table-cell>
              <table:table-cell office:value-type="float" office:value="32.3266666666667">
                <text:p>32.3266666666667</text:p>
              </table:table-cell>
            </table:table-row>
            <table:table-row>
              <table:table-cell office:value-type="string">
                <text:p>Centos – 2 Cores – 3,5 GB Ram</text:p>
                <draw:g>
                  <svg:desc>Hoja1.A96:Hoja1.A96</svg:desc>
                </draw:g>
              </table:table-cell>
              <table:table-cell office:value-type="float" office:value="9.29333333333333">
                <text:p>9.29333333333333</text:p>
                <draw:g>
                  <svg:desc>Hoja1.B96:Hoja1.E96</svg:desc>
                </draw:g>
              </table:table-cell>
              <table:table-cell office:value-type="float" office:value="110.54">
                <text:p>110.54</text:p>
              </table:table-cell>
              <table:table-cell office:value-type="float" office:value="9.29333333333333">
                <text:p>9.29333333333333</text:p>
              </table:table-cell>
              <table:table-cell office:value-type="float" office:value="36.7866666666667">
                <text:p>36.78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Purple_20_Pipe" draw:display-name="Purple Pipe" draw:style="axial" draw:start-color="#9933ff" draw:end-color="#9933ff" draw:start-intensity="100%" draw:end-intensity="20%" draw:angle="150" draw:border="0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gradient" draw:fill-color="#ffcccc" draw:fill-gradient-name="Gray_20_Gradient_20_2" draw:opacity="50%" draw:opacity-name="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9" style:family="chart" style:data-style-name="N0">
      <style:graphic-properties draw:stroke="none" draw:fill-color="#4b1f6f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2.838cm" svg:height="8.991cm" xlink:href=".." xlink:type="simple" chart:class="chart:bar" chart:style-name="ch1">
        <chart:legend chart:legend-position="end" svg:x="15.415cm" svg:y="1.807cm" style:legend-expansion="high" chart:style-name="ch2"/>
        <chart:plot-area chart:style-name="ch3" table:cell-range-address="Hoja1.A87:Hoja1.B96" chart:data-source-has-labels="both" svg:x="1.467cm" svg:y="1.412cm" svg:width="13.036cm" svg:height="6.419cm">
          <chartooo:coordinate-region svg:x="2.088cm" svg:y="1.611cm" svg:width="12.415cm" svg:height="6.021cm"/>
          <chart:axis chart:dimension="x" chart:name="primary-x" chart:style-name="ch4" chartooo:axis-type="auto">
            <chartooo:date-scale/>
            <chart:title svg:x="6.353cm" svg:y="8.01cm" chart:style-name="ch5">
              <text:p>A menor tiempo mejor</text:p>
            </chart:title>
            <chart:categories table:cell-range-address="Hoja1.B87:Hoja1.B87"/>
          </chart:axis>
          <chart:axis chart:dimension="x" chart:name="secondary-x" chart:style-name="ch6">
            <chart:title svg:x="5.388cm" svg:y="0.673cm" chart:style-name="ch7">
              <text:p>1000 Solicitudes, 100 concurrentes</text:p>
            </chart:title>
          </chart:axis>
          <chart:axis chart:dimension="y" chart:name="primary-y" chart:style-name="ch8">
            <chart:title svg:x="0.451cm" svg:y="6.094cm" chart:style-name="ch9">
              <text:p>Tiempo Total Test (s)</text:p>
            </chart:title>
            <chart:grid chart:style-name="ch10" chart:class="major"/>
          </chart:axis>
          <chart:series chart:style-name="ch11" chart:values-cell-range-address="Hoja1.B88:Hoja1.B88" chart:label-cell-address="Hoja1.A88:Hoja1.A88" chart:class="chart:bar">
            <chart:data-point/>
          </chart:series>
          <chart:series chart:style-name="ch12" chart:values-cell-range-address="Hoja1.B89:Hoja1.B89" chart:label-cell-address="Hoja1.A89:Hoja1.A89" chart:class="chart:bar">
            <chart:data-point/>
          </chart:series>
          <chart:series chart:style-name="ch13" chart:values-cell-range-address="Hoja1.B90:Hoja1.B90" chart:label-cell-address="Hoja1.A90:Hoja1.A90" chart:class="chart:bar">
            <chart:data-point/>
          </chart:series>
          <chart:series chart:style-name="ch14" chart:values-cell-range-address="Hoja1.B91:Hoja1.B91" chart:label-cell-address="Hoja1.A91:Hoja1.A91" chart:class="chart:bar">
            <chart:data-point/>
          </chart:series>
          <chart:series chart:style-name="ch15" chart:values-cell-range-address="Hoja1.B92:Hoja1.B92" chart:label-cell-address="Hoja1.A92:Hoja1.A92" chart:class="chart:bar">
            <chart:data-point/>
          </chart:series>
          <chart:series chart:style-name="ch16" chart:values-cell-range-address="Hoja1.B93:Hoja1.B93" chart:label-cell-address="Hoja1.A93:Hoja1.A93" chart:class="chart:bar">
            <chart:data-point/>
          </chart:series>
          <chart:series chart:style-name="ch17" chart:values-cell-range-address="Hoja1.B94:Hoja1.B94" chart:label-cell-address="Hoja1.A94:Hoja1.A94" chart:class="chart:bar">
            <chart:data-point/>
          </chart:series>
          <chart:series chart:style-name="ch18" chart:values-cell-range-address="Hoja1.B95:Hoja1.B95" chart:label-cell-address="Hoja1.A95:Hoja1.A95" chart:class="chart:bar">
            <chart:data-point/>
          </chart:series>
          <chart:series chart:style-name="ch19" chart:values-cell-range-address="Hoja1.B96:Hoja1.B96" chart:label-cell-address="Hoja1.A96:Hoja1.A96" chart:class="chart:bar">
            <chart:data-point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Total Test (s)</text:p>
                <draw:g>
                  <svg:desc>Hoja1.B87:Hoja1.B8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buntu 12.04 LTS – Core Compartido – 758 MB Ram</text:p>
                <draw:g>
                  <svg:desc>Hoja1.A88:Hoja1.A88</svg:desc>
                </draw:g>
              </table:table-cell>
              <table:table-cell office:value-type="float" office:value="17.8216666666667">
                <text:p>17.8216666666667</text:p>
                <draw:g>
                  <svg:desc>Hoja1.B88:Hoja1.B88</svg:desc>
                </draw:g>
              </table:table-cell>
            </table:table-row>
            <table:table-row>
              <table:table-cell office:value-type="string">
                <text:p>Ubuntu 13.10 – Core Compartido – 758 MB Ram</text:p>
                <draw:g>
                  <svg:desc>Hoja1.A89:Hoja1.A89</svg:desc>
                </draw:g>
              </table:table-cell>
              <table:table-cell office:value-type="float" office:value="14.4213333333333">
                <text:p>14.4213333333333</text:p>
                <draw:g>
                  <svg:desc>Hoja1.B89:Hoja1.B89</svg:desc>
                </draw:g>
              </table:table-cell>
            </table:table-row>
            <table:table-row>
              <table:table-cell office:value-type="string">
                <text:p>Centos – Core Compartido – 768 MB Ram</text:p>
                <draw:g>
                  <svg:desc>Hoja1.A90:Hoja1.A90</svg:desc>
                </draw:g>
              </table:table-cell>
              <table:table-cell office:value-type="float" office:value="10.4783333333333">
                <text:p>10.4783333333333</text:p>
                <draw:g>
                  <svg:desc>Hoja1.B90:Hoja1.B90</svg:desc>
                </draw:g>
              </table:table-cell>
            </table:table-row>
            <table:table-row>
              <table:table-cell office:value-type="string">
                <text:p>Ubuntu 12.04 LTS – 1 Core – 1,75 GB Ram</text:p>
                <draw:g>
                  <svg:desc>Hoja1.A91:Hoja1.A91</svg:desc>
                </draw:g>
              </table:table-cell>
              <table:table-cell office:value-type="float" office:value="9.93233333333333">
                <text:p>9.93233333333333</text:p>
                <draw:g>
                  <svg:desc>Hoja1.B91:Hoja1.B91</svg:desc>
                </draw:g>
              </table:table-cell>
            </table:table-row>
            <table:table-row>
              <table:table-cell office:value-type="string">
                <text:p>Ubuntu 13.10 – 1 Core – 1,75 GB Ram</text:p>
                <draw:g>
                  <svg:desc>Hoja1.A92:Hoja1.A92</svg:desc>
                </draw:g>
              </table:table-cell>
              <table:table-cell office:value-type="float" office:value="7.74866666666667">
                <text:p>7.74866666666667</text:p>
                <draw:g>
                  <svg:desc>Hoja1.B92:Hoja1.B92</svg:desc>
                </draw:g>
              </table:table-cell>
            </table:table-row>
            <table:table-row>
              <table:table-cell office:value-type="string">
                <text:p>Centos – 1 Core – 1,75 GB Ram</text:p>
                <draw:g>
                  <svg:desc>Hoja1.A93:Hoja1.A93</svg:desc>
                </draw:g>
              </table:table-cell>
              <table:table-cell office:value-type="float" office:value="8.851">
                <text:p>8.851</text:p>
                <draw:g>
                  <svg:desc>Hoja1.B93:Hoja1.B93</svg:desc>
                </draw:g>
              </table:table-cell>
            </table:table-row>
            <table:table-row>
              <table:table-cell office:value-type="string">
                <text:p>Ubuntu 12.04 LTS – 2 Cores – 3,5 GB Ram</text:p>
                <draw:g>
                  <svg:desc>Hoja1.A94:Hoja1.A94</svg:desc>
                </draw:g>
              </table:table-cell>
              <table:table-cell office:value-type="float" office:value="9.32466666666667">
                <text:p>9.32466666666667</text:p>
                <draw:g>
                  <svg:desc>Hoja1.B94:Hoja1.B94</svg:desc>
                </draw:g>
              </table:table-cell>
            </table:table-row>
            <table:table-row>
              <table:table-cell office:value-type="string">
                <text:p>Ubuntu 13.10 – 2 Cores – 3,5 GB Ram</text:p>
                <draw:g>
                  <svg:desc>Hoja1.A95:Hoja1.A95</svg:desc>
                </draw:g>
              </table:table-cell>
              <table:table-cell office:value-type="float" office:value="11.042">
                <text:p>11.042</text:p>
                <draw:g>
                  <svg:desc>Hoja1.B95:Hoja1.B95</svg:desc>
                </draw:g>
              </table:table-cell>
            </table:table-row>
            <table:table-row>
              <table:table-cell office:value-type="string">
                <text:p>Centos – 2 Cores – 3,5 GB Ram</text:p>
                <draw:g>
                  <svg:desc>Hoja1.A96:Hoja1.A96</svg:desc>
                </draw:g>
              </table:table-cell>
              <table:table-cell office:value-type="float" office:value="9.29333333333333">
                <text:p>9.29333333333333</text:p>
                <draw:g>
                  <svg:desc>Hoja1.B96:Hoja1.B96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y_20_Gradient_20_2" draw:display-name="Gray Gradient 2" draw:style="linear" draw:start-color="#eeeeee" draw:end-color="#999999" draw:start-intensity="100%" draw:end-intensity="100%" draw:angle="450" draw:border="30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gradient" draw:fill-color="#e6e6ff" draw:fill-gradient-name="Yellow_20_Gradient_20_1" draw:opacity="45%" draw:opacity-name="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4b1f6f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chart>
      <chart:chart svg:width="22.81cm" svg:height="9cm" xlink:href=".." xlink:type="simple" chart:class="chart:bar" chart:style-name="ch1">
        <chart:legend chart:legend-position="end" svg:x="15.387cm" svg:y="1.812cm" style:legend-expansion="high" chart:style-name="ch2"/>
        <chart:plot-area chart:style-name="ch3" table:cell-range-address="Hoja1.A87:Hoja1.A96 Hoja1.C87:Hoja1.C96" chart:data-source-has-labels="both" svg:x="1.467cm" svg:y="0.855cm" svg:width="13.008cm" svg:height="6.984cm">
          <chartooo:coordinate-region svg:x="2.274cm" svg:y="1.054cm" svg:width="12.201cm" svg:height="6.586cm"/>
          <chart:axis chart:dimension="x" chart:name="primary-x" chart:style-name="ch4" chartooo:axis-type="auto">
            <chartooo:date-scale/>
            <chart:title svg:x="6.445cm" svg:y="8.019cm" chart:style-name="ch5">
              <text:p>Cuanto mayor mejor</text:p>
            </chart:title>
            <chart:categories table:cell-range-address="Hoja1.C87:Hoja1.C87"/>
          </chart:axis>
          <chart:axis chart:dimension="y" chart:name="primary-y" chart:style-name="ch6">
            <chart:title svg:x="0.451cm" svg:y="6.177cm" chart:style-name="ch7">
              <text:p>Solicitudes por Segundo</text:p>
            </chart:title>
            <chart:grid chart:style-name="ch8" chart:class="major"/>
          </chart:axis>
          <chart:series chart:style-name="ch9" chart:values-cell-range-address="Hoja1.C88:Hoja1.C88" chart:label-cell-address="Hoja1.A88:Hoja1.A88" chart:class="chart:bar">
            <chart:data-point/>
          </chart:series>
          <chart:series chart:style-name="ch10" chart:values-cell-range-address="Hoja1.C89:Hoja1.C89" chart:label-cell-address="Hoja1.A89:Hoja1.A89" chart:class="chart:bar">
            <chart:data-point/>
          </chart:series>
          <chart:series chart:style-name="ch11" chart:values-cell-range-address="Hoja1.C90:Hoja1.C90" chart:label-cell-address="Hoja1.A90:Hoja1.A90" chart:class="chart:bar">
            <chart:data-point/>
          </chart:series>
          <chart:series chart:style-name="ch12" chart:values-cell-range-address="Hoja1.C91:Hoja1.C91" chart:label-cell-address="Hoja1.A91:Hoja1.A91" chart:class="chart:bar">
            <chart:data-point/>
          </chart:series>
          <chart:series chart:style-name="ch13" chart:values-cell-range-address="Hoja1.C92:Hoja1.C92" chart:label-cell-address="Hoja1.A92:Hoja1.A92" chart:class="chart:bar">
            <chart:data-point/>
          </chart:series>
          <chart:series chart:style-name="ch14" chart:values-cell-range-address="Hoja1.C93:Hoja1.C93" chart:label-cell-address="Hoja1.A93:Hoja1.A93" chart:class="chart:bar">
            <chart:data-point/>
          </chart:series>
          <chart:series chart:style-name="ch15" chart:values-cell-range-address="Hoja1.C94:Hoja1.C94" chart:label-cell-address="Hoja1.A94:Hoja1.A94" chart:class="chart:bar">
            <chart:data-point/>
          </chart:series>
          <chart:series chart:style-name="ch16" chart:values-cell-range-address="Hoja1.C95:Hoja1.C95" chart:label-cell-address="Hoja1.A95:Hoja1.A95" chart:class="chart:bar">
            <chart:data-point/>
          </chart:series>
          <chart:series chart:style-name="ch17" chart:values-cell-range-address="Hoja1.C96:Hoja1.C96" chart:label-cell-address="Hoja1.A96:Hoja1.A96" chart:class="chart:bar">
            <chart:data-point/>
          </chart:series>
          <chart:wall chart:style-name="ch18"/>
          <chart:floor chart:style-name="ch19"/>
        </chart:plot-area>
        <draw:frame draw:style-name="gr1" draw:text-style-name="P1" svg:width="5.197cm" svg:height="0.562cm" svg:x="5.483cm" svg:y="0.296cm">
          <draw:image xlink:href="Pictures/200000300000144D00000232A356A1FA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licitud por segundo</text:p>
                <draw:g>
                  <svg:desc>Hoja1.C87:Hoja1.C8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buntu 12.04 LTS – Core Compartido – 758 MB Ram</text:p>
                <draw:g>
                  <svg:desc>Hoja1.A88:Hoja1.A88</svg:desc>
                </draw:g>
              </table:table-cell>
              <table:table-cell office:value-type="float" office:value="82.2266666666667">
                <text:p>82.2266666666667</text:p>
                <draw:g>
                  <svg:desc>Hoja1.C88:Hoja1.C88</svg:desc>
                </draw:g>
              </table:table-cell>
            </table:table-row>
            <table:table-row>
              <table:table-cell office:value-type="string">
                <text:p>Ubuntu 13.10 – Core Compartido – 758 MB Ram</text:p>
                <draw:g>
                  <svg:desc>Hoja1.A89:Hoja1.A89</svg:desc>
                </draw:g>
              </table:table-cell>
              <table:table-cell office:value-type="float" office:value="89.4566666666667">
                <text:p>89.4566666666667</text:p>
                <draw:g>
                  <svg:desc>Hoja1.C89:Hoja1.C89</svg:desc>
                </draw:g>
              </table:table-cell>
            </table:table-row>
            <table:table-row>
              <table:table-cell office:value-type="string">
                <text:p>Centos – Core Compartido – 768 MB Ram</text:p>
                <draw:g>
                  <svg:desc>Hoja1.A90:Hoja1.A90</svg:desc>
                </draw:g>
              </table:table-cell>
              <table:table-cell office:value-type="float" office:value="97.9633333333333">
                <text:p>97.9633333333333</text:p>
                <draw:g>
                  <svg:desc>Hoja1.C90:Hoja1.C90</svg:desc>
                </draw:g>
              </table:table-cell>
            </table:table-row>
            <table:table-row>
              <table:table-cell office:value-type="string">
                <text:p>Ubuntu 12.04 LTS – 1 Core – 1,75 GB Ram</text:p>
                <draw:g>
                  <svg:desc>Hoja1.A91:Hoja1.A91</svg:desc>
                </draw:g>
              </table:table-cell>
              <table:table-cell office:value-type="float" office:value="104.22">
                <text:p>104.22</text:p>
                <draw:g>
                  <svg:desc>Hoja1.C91:Hoja1.C91</svg:desc>
                </draw:g>
              </table:table-cell>
            </table:table-row>
            <table:table-row>
              <table:table-cell office:value-type="string">
                <text:p>Ubuntu 13.10 – 1 Core – 1,75 GB Ram</text:p>
                <draw:g>
                  <svg:desc>Hoja1.A92:Hoja1.A92</svg:desc>
                </draw:g>
              </table:table-cell>
              <table:table-cell office:value-type="float" office:value="129.08">
                <text:p>129.08</text:p>
                <draw:g>
                  <svg:desc>Hoja1.C92:Hoja1.C92</svg:desc>
                </draw:g>
              </table:table-cell>
            </table:table-row>
            <table:table-row>
              <table:table-cell office:value-type="string">
                <text:p>Centos – 1 Core – 1,75 GB Ram</text:p>
                <draw:g>
                  <svg:desc>Hoja1.A93:Hoja1.A93</svg:desc>
                </draw:g>
              </table:table-cell>
              <table:table-cell office:value-type="float" office:value="113.513333333333">
                <text:p>113.513333333333</text:p>
                <draw:g>
                  <svg:desc>Hoja1.C93:Hoja1.C93</svg:desc>
                </draw:g>
              </table:table-cell>
            </table:table-row>
            <table:table-row>
              <table:table-cell office:value-type="string">
                <text:p>Ubuntu 12.04 LTS – 2 Cores – 3,5 GB Ram</text:p>
                <draw:g>
                  <svg:desc>Hoja1.A94:Hoja1.A94</svg:desc>
                </draw:g>
              </table:table-cell>
              <table:table-cell office:value-type="float" office:value="108.766666666667">
                <text:p>108.766666666667</text:p>
                <draw:g>
                  <svg:desc>Hoja1.C94:Hoja1.C94</svg:desc>
                </draw:g>
              </table:table-cell>
            </table:table-row>
            <table:table-row>
              <table:table-cell office:value-type="string">
                <text:p>Ubuntu 13.10 – 2 Cores – 3,5 GB Ram</text:p>
                <draw:g>
                  <svg:desc>Hoja1.A95:Hoja1.A95</svg:desc>
                </draw:g>
              </table:table-cell>
              <table:table-cell office:value-type="float" office:value="97.0866666666667">
                <text:p>97.0866666666667</text:p>
                <draw:g>
                  <svg:desc>Hoja1.C95:Hoja1.C95</svg:desc>
                </draw:g>
              </table:table-cell>
            </table:table-row>
            <table:table-row>
              <table:table-cell office:value-type="string">
                <text:p>Centos – 2 Cores – 3,5 GB Ram</text:p>
                <draw:g>
                  <svg:desc>Hoja1.A96:Hoja1.A96</svg:desc>
                </draw:g>
              </table:table-cell>
              <table:table-cell office:value-type="float" office:value="110.54">
                <text:p>110.54</text:p>
                <draw:g>
                  <svg:desc>Hoja1.C96:Hoja1.C96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Yellow_20_Gradient_20_1" draw:display-name="Yellow Gradient 1" draw:style="linear" draw:start-color="#ffff66" draw:end-color="#ffffcc" draw:start-intensity="100%" draw:end-intensity="100%" draw:angle="0" draw:border="0%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gradient" draw:fill-color="#ffff99" draw:fill-gradient-name="Ellipsoid_20_blue_20_grey_2f_light_20_blue" draw:opacity="20%" draw:opacity-name="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4b1f6f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chart>
      <chart:chart svg:width="22.919cm" svg:height="8.991cm" xlink:href=".." xlink:type="simple" chart:class="chart:bar" chart:style-name="ch1">
        <chart:legend chart:legend-position="end" svg:x="15.496cm" svg:y="1.807cm" style:legend-expansion="high" chart:style-name="ch2"/>
        <chart:plot-area chart:style-name="ch3" table:cell-range-address="Hoja1.D87:Hoja1.D96 Hoja1.A88:Hoja1.A96" chart:data-source-has-labels="both" svg:x="1.469cm" svg:y="0.851cm" svg:width="13.111cm" svg:height="6.98cm">
          <chartooo:coordinate-region svg:x="2.09cm" svg:y="1.05cm" svg:width="12.49cm" svg:height="6.582cm"/>
          <chart:axis chart:dimension="x" chart:name="primary-x" chart:style-name="ch4" chartooo:axis-type="auto">
            <chartooo:date-scale/>
            <chart:title svg:x="6.485cm" svg:y="8.01cm" chart:style-name="ch5">
              <text:p>Cuanto menor mejor</text:p>
            </chart:title>
            <chart:categories table:cell-range-address="Hoja1.D87:Hoja1.D87"/>
          </chart:axis>
          <chart:axis chart:dimension="y" chart:name="primary-y" chart:style-name="ch6">
            <chart:title svg:x="0.451cm" svg:y="6.727cm" chart:style-name="ch7">
              <text:p>Tiempo por solicitud (Segundos)</text:p>
            </chart:title>
            <chart:grid chart:style-name="ch8" chart:class="major"/>
          </chart:axis>
          <chart:series chart:style-name="ch9" chart:values-cell-range-address="Hoja1.D88:Hoja1.D88" chart:label-cell-address="Hoja1.A88:Hoja1.A88" chart:class="chart:bar">
            <chart:data-point/>
          </chart:series>
          <chart:series chart:style-name="ch10" chart:values-cell-range-address="Hoja1.D89:Hoja1.D89" chart:label-cell-address="Hoja1.A89:Hoja1.A89" chart:class="chart:bar">
            <chart:data-point/>
          </chart:series>
          <chart:series chart:style-name="ch11" chart:values-cell-range-address="Hoja1.D90:Hoja1.D90" chart:label-cell-address="Hoja1.A90:Hoja1.A90" chart:class="chart:bar">
            <chart:data-point/>
          </chart:series>
          <chart:series chart:style-name="ch12" chart:values-cell-range-address="Hoja1.D91:Hoja1.D91" chart:label-cell-address="Hoja1.A91:Hoja1.A91" chart:class="chart:bar">
            <chart:data-point/>
          </chart:series>
          <chart:series chart:style-name="ch13" chart:values-cell-range-address="Hoja1.D92:Hoja1.D92" chart:label-cell-address="Hoja1.A92:Hoja1.A92" chart:class="chart:bar">
            <chart:data-point/>
          </chart:series>
          <chart:series chart:style-name="ch14" chart:values-cell-range-address="Hoja1.D93:Hoja1.D93" chart:label-cell-address="Hoja1.A93:Hoja1.A93" chart:class="chart:bar">
            <chart:data-point/>
          </chart:series>
          <chart:series chart:style-name="ch15" chart:values-cell-range-address="Hoja1.D94:Hoja1.D94" chart:label-cell-address="Hoja1.A94:Hoja1.A94" chart:class="chart:bar">
            <chart:data-point/>
          </chart:series>
          <chart:series chart:style-name="ch16" chart:values-cell-range-address="Hoja1.D95:Hoja1.D95" chart:label-cell-address="Hoja1.A95:Hoja1.A95" chart:class="chart:bar">
            <chart:data-point/>
          </chart:series>
          <chart:series chart:style-name="ch17" chart:values-cell-range-address="Hoja1.D96:Hoja1.D96" chart:label-cell-address="Hoja1.A96:Hoja1.A96" chart:class="chart:bar">
            <chart:data-point/>
          </chart:series>
          <chart:wall chart:style-name="ch18"/>
          <chart:floor chart:style-name="ch19"/>
        </chart:plot-area>
        <draw:frame draw:style-name="gr1" draw:text-style-name="P1" svg:width="5.197cm" svg:height="0.562cm" svg:x="6.251cm" svg:y="0.289cm">
          <draw:image xlink:href="Pictures/200000300000144D00000232A356A1FA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por solicitud (ms)</text:p>
                <draw:g>
                  <svg:desc>Hoja1.D87:Hoja1.D8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buntu 12.04 LTS – Core Compartido – 758 MB Ram</text:p>
                <draw:g>
                  <svg:desc>Hoja1.A88:Hoja1.A88</svg:desc>
                </draw:g>
              </table:table-cell>
              <table:table-cell office:value-type="float" office:value="17.8216666666667">
                <text:p>17.8216666666667</text:p>
                <draw:g>
                  <svg:desc>Hoja1.D88:Hoja1.D88</svg:desc>
                </draw:g>
              </table:table-cell>
            </table:table-row>
            <table:table-row>
              <table:table-cell office:value-type="string">
                <text:p>Ubuntu 13.10 – Core Compartido – 758 MB Ram</text:p>
                <draw:g>
                  <svg:desc>Hoja1.A89:Hoja1.A89</svg:desc>
                </draw:g>
              </table:table-cell>
              <table:table-cell office:value-type="float" office:value="14.4213333333333">
                <text:p>14.4213333333333</text:p>
                <draw:g>
                  <svg:desc>Hoja1.D89:Hoja1.D89</svg:desc>
                </draw:g>
              </table:table-cell>
            </table:table-row>
            <table:table-row>
              <table:table-cell office:value-type="string">
                <text:p>Centos – Core Compartido – 768 MB Ram</text:p>
                <draw:g>
                  <svg:desc>Hoja1.A90:Hoja1.A90</svg:desc>
                </draw:g>
              </table:table-cell>
              <table:table-cell office:value-type="float" office:value="10.4183333333333">
                <text:p>10.4183333333333</text:p>
                <draw:g>
                  <svg:desc>Hoja1.D90:Hoja1.D90</svg:desc>
                </draw:g>
              </table:table-cell>
            </table:table-row>
            <table:table-row>
              <table:table-cell office:value-type="string">
                <text:p>Ubuntu 12.04 LTS – 1 Core – 1,75 GB Ram</text:p>
                <draw:g>
                  <svg:desc>Hoja1.A91:Hoja1.A91</svg:desc>
                </draw:g>
              </table:table-cell>
              <table:table-cell office:value-type="float" office:value="9.93233333333333">
                <text:p>9.93233333333333</text:p>
                <draw:g>
                  <svg:desc>Hoja1.D91:Hoja1.D91</svg:desc>
                </draw:g>
              </table:table-cell>
            </table:table-row>
            <table:table-row>
              <table:table-cell office:value-type="string">
                <text:p>Ubuntu 13.10 – 1 Core – 1,75 GB Ram</text:p>
                <draw:g>
                  <svg:desc>Hoja1.A92:Hoja1.A92</svg:desc>
                </draw:g>
              </table:table-cell>
              <table:table-cell office:value-type="float" office:value="7.74866666666667">
                <text:p>7.74866666666667</text:p>
                <draw:g>
                  <svg:desc>Hoja1.D92:Hoja1.D92</svg:desc>
                </draw:g>
              </table:table-cell>
            </table:table-row>
            <table:table-row>
              <table:table-cell office:value-type="string">
                <text:p>Centos – 1 Core – 1,75 GB Ram</text:p>
                <draw:g>
                  <svg:desc>Hoja1.A93:Hoja1.A93</svg:desc>
                </draw:g>
              </table:table-cell>
              <table:table-cell office:value-type="float" office:value="8.851">
                <text:p>8.851</text:p>
                <draw:g>
                  <svg:desc>Hoja1.D93:Hoja1.D93</svg:desc>
                </draw:g>
              </table:table-cell>
            </table:table-row>
            <table:table-row>
              <table:table-cell office:value-type="string">
                <text:p>Ubuntu 12.04 LTS – 2 Cores – 3,5 GB Ram</text:p>
                <draw:g>
                  <svg:desc>Hoja1.A94:Hoja1.A94</svg:desc>
                </draw:g>
              </table:table-cell>
              <table:table-cell office:value-type="float" office:value="9.32466666666667">
                <text:p>9.32466666666667</text:p>
                <draw:g>
                  <svg:desc>Hoja1.D94:Hoja1.D94</svg:desc>
                </draw:g>
              </table:table-cell>
            </table:table-row>
            <table:table-row>
              <table:table-cell office:value-type="string">
                <text:p>Ubuntu 13.10 – 2 Cores – 3,5 GB Ram</text:p>
                <draw:g>
                  <svg:desc>Hoja1.A95:Hoja1.A95</svg:desc>
                </draw:g>
              </table:table-cell>
              <table:table-cell office:value-type="float" office:value="11.042">
                <text:p>11.042</text:p>
                <draw:g>
                  <svg:desc>Hoja1.D95:Hoja1.D95</svg:desc>
                </draw:g>
              </table:table-cell>
            </table:table-row>
            <table:table-row>
              <table:table-cell office:value-type="string">
                <text:p>Centos – 2 Cores – 3,5 GB Ram</text:p>
                <draw:g>
                  <svg:desc>Hoja1.A96:Hoja1.A96</svg:desc>
                </draw:g>
              </table:table-cell>
              <table:table-cell office:value-type="float" office:value="9.29333333333333">
                <text:p>9.29333333333333</text:p>
                <draw:g>
                  <svg:desc>Hoja1.D96:Hoja1.D96</svg:desc>
                </draw:g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ccffff" draw:opacity="50%" draw:opacity-name="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4b1f6f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chart>
      <chart:chart svg:width="22.342cm" svg:height="8.991cm" xlink:href=".." xlink:type="simple" chart:class="chart:bar" chart:style-name="ch1">
        <chart:legend chart:legend-position="end" svg:x="14.919cm" svg:y="1.807cm" style:legend-expansion="high" chart:style-name="ch2"/>
        <chart:plot-area chart:style-name="ch3" table:cell-range-address="Hoja1.E87:Hoja1.E96 Hoja1.A88:Hoja1.A96" chart:data-source-has-labels="both" svg:x="1.457cm" svg:y="0.851cm" svg:width="12.57cm" svg:height="6.98cm">
          <chartooo:coordinate-region svg:x="2.078cm" svg:y="1.051cm" svg:width="11.949cm" svg:height="6.581cm"/>
          <chart:axis chart:dimension="x" chart:name="primary-x" chart:style-name="ch4" chartooo:axis-type="auto">
            <chartooo:date-scale/>
            <chart:title svg:x="6.216cm" svg:y="8.01cm" chart:style-name="ch5">
              <text:p>Cuanto mayor mejor</text:p>
            </chart:title>
            <chart:categories table:cell-range-address="Hoja1.E87:Hoja1.E87"/>
          </chart:axis>
          <chart:axis chart:dimension="y" chart:name="primary-y" chart:style-name="ch6">
            <chart:title svg:x="0.451cm" svg:y="6.793cm" chart:style-name="ch7">
              <text:p>Velocidad de transferencia (KB/s)</text:p>
            </chart:title>
            <chart:grid chart:style-name="ch8" chart:class="major"/>
          </chart:axis>
          <chart:series chart:style-name="ch9" chart:values-cell-range-address="Hoja1.E88:Hoja1.E88" chart:label-cell-address="Hoja1.A88:Hoja1.A88" chart:class="chart:bar">
            <chart:data-point/>
          </chart:series>
          <chart:series chart:style-name="ch10" chart:values-cell-range-address="Hoja1.E89:Hoja1.E89" chart:label-cell-address="Hoja1.A89:Hoja1.A89" chart:class="chart:bar">
            <chart:data-point/>
          </chart:series>
          <chart:series chart:style-name="ch11" chart:values-cell-range-address="Hoja1.E90:Hoja1.E90" chart:label-cell-address="Hoja1.A90:Hoja1.A90" chart:class="chart:bar">
            <chart:data-point/>
          </chart:series>
          <chart:series chart:style-name="ch12" chart:values-cell-range-address="Hoja1.E91:Hoja1.E91" chart:label-cell-address="Hoja1.A91:Hoja1.A91" chart:class="chart:bar">
            <chart:data-point/>
          </chart:series>
          <chart:series chart:style-name="ch13" chart:values-cell-range-address="Hoja1.E92:Hoja1.E92" chart:label-cell-address="Hoja1.A92:Hoja1.A92" chart:class="chart:bar">
            <chart:data-point/>
          </chart:series>
          <chart:series chart:style-name="ch14" chart:values-cell-range-address="Hoja1.E93:Hoja1.E93" chart:label-cell-address="Hoja1.A93:Hoja1.A93" chart:class="chart:bar">
            <chart:data-point/>
          </chart:series>
          <chart:series chart:style-name="ch15" chart:values-cell-range-address="Hoja1.E94:Hoja1.E94" chart:label-cell-address="Hoja1.A94:Hoja1.A94" chart:class="chart:bar">
            <chart:data-point/>
          </chart:series>
          <chart:series chart:style-name="ch16" chart:values-cell-range-address="Hoja1.E95:Hoja1.E95" chart:label-cell-address="Hoja1.A95:Hoja1.A95" chart:class="chart:bar">
            <chart:data-point/>
          </chart:series>
          <chart:series chart:style-name="ch17" chart:values-cell-range-address="Hoja1.E96:Hoja1.E96" chart:label-cell-address="Hoja1.A96:Hoja1.A96" chart:class="chart:bar">
            <chart:data-point/>
          </chart:series>
          <chart:wall chart:style-name="ch18"/>
          <chart:floor chart:style-name="ch19"/>
        </chart:plot-area>
        <draw:frame draw:style-name="gr1" draw:text-style-name="P1" svg:width="5.197cm" svg:height="0.562cm" svg:x="5.197cm" svg:y="0.289cm">
          <draw:image xlink:href="Pictures/200000300000144D00000232A356A1FA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locidad de Transferencia (KB/s)</text:p>
                <draw:g>
                  <svg:desc>Hoja1.E87:Hoja1.E8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buntu 12.04 LTS – Core Compartido – 758 MB Ram</text:p>
                <draw:g>
                  <svg:desc>Hoja1.A88:Hoja1.A88</svg:desc>
                </draw:g>
              </table:table-cell>
              <table:table-cell office:value-type="float" office:value="27.3733333333333">
                <text:p>27.3733333333333</text:p>
                <draw:g>
                  <svg:desc>Hoja1.E88:Hoja1.E88</svg:desc>
                </draw:g>
              </table:table-cell>
            </table:table-row>
            <table:table-row>
              <table:table-cell office:value-type="string">
                <text:p>Ubuntu 13.10 – Core Compartido – 758 MB Ram</text:p>
                <draw:g>
                  <svg:desc>Hoja1.A89:Hoja1.A89</svg:desc>
                </draw:g>
              </table:table-cell>
              <table:table-cell office:value-type="float" office:value="29.78">
                <text:p>29.78</text:p>
                <draw:g>
                  <svg:desc>Hoja1.E89:Hoja1.E89</svg:desc>
                </draw:g>
              </table:table-cell>
            </table:table-row>
            <table:table-row>
              <table:table-cell office:value-type="string">
                <text:p>Centos – Core Compartido – 768 MB Ram</text:p>
                <draw:g>
                  <svg:desc>Hoja1.A90:Hoja1.A90</svg:desc>
                </draw:g>
              </table:table-cell>
              <table:table-cell office:value-type="float" office:value="32.6166666666667">
                <text:p>32.6166666666667</text:p>
                <draw:g>
                  <svg:desc>Hoja1.E90:Hoja1.E90</svg:desc>
                </draw:g>
              </table:table-cell>
            </table:table-row>
            <table:table-row>
              <table:table-cell office:value-type="string">
                <text:p>Ubuntu 12.04 LTS – 1 Core – 1,75 GB Ram</text:p>
                <draw:g>
                  <svg:desc>Hoja1.A91:Hoja1.A91</svg:desc>
                </draw:g>
              </table:table-cell>
              <table:table-cell office:value-type="float" office:value="34.6933333333333">
                <text:p>34.6933333333333</text:p>
                <draw:g>
                  <svg:desc>Hoja1.E91:Hoja1.E91</svg:desc>
                </draw:g>
              </table:table-cell>
            </table:table-row>
            <table:table-row>
              <table:table-cell office:value-type="string">
                <text:p>Ubuntu 13.10 – 1 Core – 1,75 GB Ram</text:p>
                <draw:g>
                  <svg:desc>Hoja1.A92:Hoja1.A92</svg:desc>
                </draw:g>
              </table:table-cell>
              <table:table-cell office:value-type="float" office:value="42.9666666666667">
                <text:p>42.9666666666667</text:p>
                <draw:g>
                  <svg:desc>Hoja1.E92:Hoja1.E92</svg:desc>
                </draw:g>
              </table:table-cell>
            </table:table-row>
            <table:table-row>
              <table:table-cell office:value-type="string">
                <text:p>Centos – 1 Core – 1,75 GB Ram</text:p>
                <draw:g>
                  <svg:desc>Hoja1.A93:Hoja1.A93</svg:desc>
                </draw:g>
              </table:table-cell>
              <table:table-cell office:value-type="float" office:value="37.7866666666667">
                <text:p>37.7866666666667</text:p>
                <draw:g>
                  <svg:desc>Hoja1.E93:Hoja1.E93</svg:desc>
                </draw:g>
              </table:table-cell>
            </table:table-row>
            <table:table-row>
              <table:table-cell office:value-type="string">
                <text:p>Ubuntu 12.04 LTS – 2 Cores – 3,5 GB Ram</text:p>
                <draw:g>
                  <svg:desc>Hoja1.A94:Hoja1.A94</svg:desc>
                </draw:g>
              </table:table-cell>
              <table:table-cell office:value-type="float" office:value="36.2033333333333">
                <text:p>36.2033333333333</text:p>
                <draw:g>
                  <svg:desc>Hoja1.E94:Hoja1.E94</svg:desc>
                </draw:g>
              </table:table-cell>
            </table:table-row>
            <table:table-row>
              <table:table-cell office:value-type="string">
                <text:p>Ubuntu 13.10 – 2 Cores – 3,5 GB Ram</text:p>
                <draw:g>
                  <svg:desc>Hoja1.A95:Hoja1.A95</svg:desc>
                </draw:g>
              </table:table-cell>
              <table:table-cell office:value-type="float" office:value="32.3266666666667">
                <text:p>32.3266666666667</text:p>
                <draw:g>
                  <svg:desc>Hoja1.E95:Hoja1.E95</svg:desc>
                </draw:g>
              </table:table-cell>
            </table:table-row>
            <table:table-row>
              <table:table-cell office:value-type="string">
                <text:p>Centos – 2 Cores – 3,5 GB Ram</text:p>
                <draw:g>
                  <svg:desc>Hoja1.A96:Hoja1.A96</svg:desc>
                </draw:g>
              </table:table-cell>
              <table:table-cell office:value-type="float" office:value="36.7866666666667">
                <text:p>36.7866666666667</text:p>
                <draw:g>
                  <svg:desc>Hoja1.E96:Hoja1.E96</svg:desc>
                </draw:g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